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Inter" svg:font-family="Inter"/>
    <style:font-face style:name="Montserrat1" svg:font-family="Montserrat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2" svg:font-family="Montserrat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284cm" style:rel-column-width="8805*"/>
    </style:style>
    <style:style style:name="Tableau1.B" style:family="table-column">
      <style:table-column-properties style:column-width="6.216cm" style:rel-column-width="23961*"/>
    </style:style>
    <style:style style:name="Tableau1.C" style:family="table-column">
      <style:table-column-properties style:column-width="4.103cm" style:rel-column-width="15815*"/>
    </style:style>
    <style:style style:name="Tableau1.D" style:family="table-column">
      <style:table-column-properties style:column-width="4.397cm" style:rel-column-width="16954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D1" style:family="table-cell">
      <style:table-cell-properties fo:padding="0.097cm" fo:border="0.035cm solid #000000"/>
    </style:style>
    <style:style style:name="Tableau1.A2" style:family="table-cell" style:data-style-name="N0">
      <style:table-cell-properties fo:padding="0.097cm" fo:border-left="0.035cm solid #000000" fo:border-right="none" fo:border-top="none" fo:border-bottom="0.035cm solid #000000"/>
    </style:style>
    <style:style style:name="Tableau1.B2" style:family="table-cell">
      <style:table-cell-properties fo:padding="0.097cm" fo:border-left="0.035cm solid #000000" fo:border-right="none" fo:border-top="none" fo:border-bottom="0.035cm solid #000000"/>
    </style:style>
    <style:style style:name="Tableau1.C2" style:family="table-cell" style:data-style-name="N37">
      <style:table-cell-properties fo:padding="0.097cm" fo:border-left="0.035cm solid #000000" fo:border-right="none" fo:border-top="none" fo:border-bottom="0.035cm solid #000000"/>
    </style:style>
    <style:style style:name="Tableau1.D2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au3" style:family="table">
      <style:table-properties style:width="17.032cm" fo:margin-left="-0.049cm" fo:margin-right="0.018cm" table:align="margins"/>
    </style:style>
    <style:style style:name="Tableau3.A" style:family="table-column">
      <style:table-column-properties style:column-width="3.44cm" style:rel-column-width="13234*"/>
    </style:style>
    <style:style style:name="Tableau3.B" style:family="table-column">
      <style:table-column-properties style:column-width="3.771cm" style:rel-column-width="14510*"/>
    </style:style>
    <style:style style:name="Tableau3.C" style:family="table-column">
      <style:table-column-properties style:column-width="2.711cm" style:rel-column-width="10431*"/>
    </style:style>
    <style:style style:name="Tableau3.D" style:family="table-column">
      <style:table-column-properties style:column-width="3.175cm" style:rel-column-width="12216*"/>
    </style:style>
    <style:style style:name="Tableau3.E" style:family="table-column">
      <style:table-column-properties style:column-width="3.935cm" style:rel-column-width="15144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E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00%" fo:text-align="center" style:justify-single-word="false" fo:orphans="0" fo:widows="0"/>
      <style:text-properties style:font-name="Montserrat" fo:font-size="14pt" style:font-name-asian="Montserrat2" style:font-size-asian="14pt" style:font-name-complex="Montserrat2" style:font-size-complex="14pt"/>
    </style:style>
    <style:style style:name="P2" style:family="paragraph" style:parent-style-name="Standard">
      <style:paragraph-properties fo:line-height="100%" fo:text-align="start" style:justify-single-word="false" fo:orphans="0" fo:widows="0"/>
      <style:text-properties style:font-name="Montserrat" fo:font-size="14pt" style:font-name-asian="Montserrat2" style:font-size-asian="14pt" style:font-name-complex="Montserrat2" style:font-size-complex="14pt"/>
    </style:style>
    <style:style style:name="P3" style:family="paragraph" style:parent-style-name="Standard">
      <style:paragraph-properties fo:line-height="100%" fo:text-align="start" style:justify-single-word="false" fo:orphans="0" fo:widows="0"/>
      <style:text-properties style:font-name="Montserrat" fo:font-size="12pt" style:font-name-asian="Montserrat2" style:font-size-asian="12pt" style:font-name-complex="Montserrat2" style:font-size-complex="12pt"/>
    </style:style>
    <style:style style:name="P4" style:family="paragraph" style:parent-style-name="Standard">
      <style:paragraph-properties fo:line-height="100%" fo:text-align="start" style:justify-single-word="false" fo:orphans="0" fo:widows="0"/>
    </style:style>
    <style:style style:name="P5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5pt" fo:font-weight="bold" style:font-size-asian="15pt" style:font-weight-asian="bold" style:font-size-complex="15pt" style:font-weight-complex="bold"/>
    </style:style>
    <style:style style:name="P6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5pt" fo:font-weight="bold" style:font-name-asian="Montserrat2" style:font-size-asian="15pt" style:font-weight-asian="bold" style:font-name-complex="Montserrat2" style:font-size-complex="15pt" style:font-weight-complex="bold"/>
    </style:style>
    <style:style style:name="P7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5pt" style:font-size-asian="15pt" style:font-size-complex="15pt"/>
    </style:style>
    <style:style style:name="P9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2pt" fo:font-weight="bold" style:font-name-asian="Montserrat2" style:font-size-asian="12pt" style:font-weight-asian="bold" style:font-name-complex="Montserrat2" style:font-size-complex="12pt"/>
    </style:style>
    <style:style style:name="P11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3pt" fo:font-weight="normal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3pt" fo:font-style="normal" style:font-size-asian="13pt" style:font-style-asian="normal" style:font-size-complex="13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Montserrat1" fo:font-size="13pt" style:font-name-asian="Montserrat2" style:font-size-asian="13pt" style:font-name-complex="Montserrat2" style:font-size-complex="13pt"/>
    </style:style>
    <style:style style:name="P14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6pt" style:font-name-asian="Montserrat2" style:font-size-asian="16pt" style:font-name-complex="Montserrat2" style:font-size-complex="16pt"/>
    </style:style>
    <style:style style:name="P15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6pt" style:font-size-asian="16pt" style:font-size-complex="16pt"/>
    </style:style>
    <style:style style:name="P16" style:family="paragraph" style:parent-style-name="Standard">
      <style:paragraph-properties fo:line-height="100%" fo:text-align="center" style:justify-single-word="false" fo:orphans="0" fo:widows="0"/>
      <style:text-properties style:font-name="Montserrat1" fo:font-size="14pt" style:font-name-asian="Montserrat2" style:font-size-asian="14pt" style:font-name-complex="Montserrat2" style:font-size-complex="14pt"/>
    </style:style>
    <style:style style:name="P17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4pt" style:font-name-asian="Montserrat2" style:font-size-asian="14pt" style:font-name-complex="Montserrat2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Montserrat1" fo:font-size="14pt" style:font-name-asian="Montserrat2" style:font-size-asian="14pt" style:font-name-complex="Montserrat2" style:font-size-complex="14pt"/>
    </style:style>
    <style:style style:name="P19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4pt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4pt" style:text-underline-style="none" style:font-name-asian="Montserrat2" style:font-size-asian="14pt" style:font-name-complex="Montserrat2" style:font-size-complex="14pt"/>
    </style:style>
    <style:style style:name="P21" style:family="paragraph" style:parent-style-name="Standard">
      <style:paragraph-properties fo:line-height="100%" fo:text-align="start" style:justify-single-word="false" fo:orphans="0" fo:widows="0"/>
      <style:text-properties fo:font-variant="normal" fo:text-transform="none" fo:color="#271a38" style:font-name="Inter" fo:font-size="12pt" fo:letter-spacing="normal" fo:font-style="normal" fo:font-weight="normal"/>
    </style:style>
    <style:style style:name="P22" style:family="paragraph" style:parent-style-name="Standard">
      <style:paragraph-properties fo:line-height="100%" fo:text-align="center" style:justify-single-word="false" fo:orphans="0" fo:widows="0"/>
      <style:text-properties style:font-name="Bahnschrift Condensed" fo:font-size="18pt" style:font-name-asian="Montserrat2" style:font-size-asian="18pt" style:font-name-complex="Montserrat2" style:font-size-complex="18pt"/>
    </style:style>
    <style:style style:name="P23" style:family="paragraph" style:parent-style-name="Standard">
      <style:paragraph-properties fo:line-height="100%" fo:text-align="start" style:justify-single-word="false" fo:orphans="0" fo:widows="0"/>
      <style:text-properties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Montserrat" fo:font-size="14pt" style:font-name-asian="Montserrat2" style:font-size-asian="14pt" style:font-name-complex="Montserrat2" style:font-size-complex="14pt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able_20_Contents">
      <style:paragraph-properties fo:text-align="start" style:justify-single-word="false"/>
      <style:text-properties style:font-name="Montserrat1" fo:font-size="14pt" style:font-name-asian="Montserrat2" style:font-size-asian="14pt" style:font-name-complex="Montserrat2" style:font-size-complex="14pt"/>
    </style:style>
    <style:style style:name="P27" style:family="paragraph" style:parent-style-name="Table_20_Contents">
      <style:paragraph-properties fo:text-align="start" style:justify-single-word="false"/>
      <style:text-properties style:font-name="Montserrat1" fo:font-size="14pt" fo:font-weight="bold" style:font-name-asian="Montserrat2" style:font-size-asian="14pt" style:font-weight-asian="bold" style:font-name-complex="Montserrat2" style:font-size-complex="14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Montserrat1" fo:font-size="14pt" fo:font-weight="bold" style:font-size-asian="14pt" style:font-weight-asian="bold" style:font-size-complex="14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Montserrat1" fo:font-size="14pt" style:font-size-asian="14pt" style:font-size-complex="14pt"/>
    </style:style>
    <style:style style:name="P30" style:family="paragraph" style:parent-style-name="Table_20_Contents">
      <style:paragraph-properties fo:text-align="start" style:justify-single-word="false"/>
      <style:text-properties style:font-name="Montserrat1" fo:font-size="12pt" fo:font-weight="bold" style:font-name-asian="Montserrat2" style:font-size-asian="12pt" style:font-weight-asian="bold" style:font-name-complex="Montserrat2" style:font-size-complex="12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Montserrat1" fo:font-size="13pt" style:font-name-asian="Montserrat2" style:font-size-asian="13pt" style:font-name-complex="Montserrat2" style:font-size-complex="13pt"/>
    </style:style>
    <style:style style:name="P32" style:family="paragraph" style:parent-style-name="Table_20_Contents">
      <style:paragraph-properties fo:text-align="start" style:justify-single-word="false"/>
      <style:text-properties style:font-name="Montserrat1" fo:font-size="13pt" fo:font-weight="bold" style:font-name-asian="Montserrat2" style:font-size-asian="13pt" style:font-weight-asian="bold" style:font-name-complex="Montserrat2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Montserrat1" fo:font-size="13pt" fo:font-weight="bold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Montserrat1" fo:font-size="13pt" style:font-size-asian="13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style:font-name="Montserrat1" fo:font-weight="bold" style:font-weight-asian="bold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7" style:family="paragraph" style:parent-style-name="Title">
      <style:paragraph-properties loext:contextual-spacing="false" fo:margin-top="0cm" fo:margin-bottom="0.423cm" fo:line-height="100%" fo:text-align="center" style:justify-single-word="false" fo:orphans="0" fo:widows="0"/>
      <style:text-properties style:font-name="Montserrat1" fo:font-weight="bold" style:font-name-asian="Montserrat2" style:font-weight-asian="bold" style:font-name-complex="Montserrat2"/>
    </style:style>
    <style:style style:name="P38" style:family="paragraph" style:parent-style-name="Standard">
      <style:paragraph-properties loext:contextual-spacing="false" fo:margin-top="0.353cm" fo:margin-bottom="0cm" fo:line-height="100%" fo:text-align="start" style:justify-single-word="false" fo:orphans="0" fo:widows="0">
        <style:tab-stops>
          <style:tab-stop style:position="24.619cm" style:type="right"/>
        </style:tab-stops>
      </style:paragraph-properties>
      <style:text-properties style:font-name="Montserrat" fo:font-size="14pt" style:font-name-asian="Montserrat2" style:font-size-asian="14pt" style:font-name-complex="Montserrat2" style:font-size-complex="14pt"/>
    </style:style>
    <style:style style:name="P39" style:family="paragraph" style:parent-style-name="Standard">
      <style:paragraph-properties loext:contextual-spacing="false" fo:margin-top="0.353cm" fo:margin-bottom="0cm" fo:line-height="100%" fo:orphans="0" fo:widows="0">
        <style:tab-stops>
          <style:tab-stop style:position="24.619cm" style:type="right"/>
        </style:tab-stops>
      </style:paragraph-properties>
    </style:style>
    <style:style style:name="P40" style:family="paragraph" style:parent-style-name="Standard">
      <style:paragraph-properties loext:contextual-spacing="false" fo:margin-left="0cm" fo:margin-right="0cm" fo:margin-top="0.353cm" fo:margin-bottom="0cm" fo:line-height="100%" fo:orphans="0" fo:widows="0" fo:text-indent="0cm" style:auto-text-indent="false">
        <style:tab-stops>
          <style:tab-stop style:position="24.619cm" style:type="right"/>
        </style:tab-stops>
      </style:paragraph-properties>
    </style:style>
    <style:style style:name="P41" style:family="paragraph" style:parent-style-name="Text_20_body">
      <style:paragraph-properties fo:text-align="start" style:justify-single-word="false"/>
      <style:text-properties style:font-name="Montserrat1" fo:font-size="14pt" style:font-name-asian="Montserrat2" style:font-size-asian="14pt" style:font-name-complex="Montserrat2" style:font-size-complex="14pt"/>
    </style:style>
    <style:style style:name="P42" style:family="paragraph" style:parent-style-name="Standard" style:list-style-name="L1">
      <style:paragraph-properties fo:line-height="100%" fo:text-align="start" style:justify-single-word="false" fo:orphans="0" fo:widows="0"/>
      <style:text-properties style:font-name="Montserrat1" fo:font-size="16pt" fo:font-weight="bold" style:font-name-asian="Montserrat2" style:font-size-asian="16pt" style:font-weight-asian="bold" style:font-name-complex="Montserrat2" style:font-size-complex="16pt" style:font-weight-complex="bold"/>
    </style:style>
    <style:style style:name="P43" style:family="paragraph" style:parent-style-name="Standard" style:list-style-name="L1">
      <style:paragraph-properties fo:line-height="100%" fo:text-align="start" style:justify-single-word="false" fo:orphans="0" fo:widows="0"/>
      <style:text-properties style:font-name="Montserrat1" fo:font-size="14pt" style:font-name-asian="Montserrat2" style:font-size-asian="14pt" style:font-name-complex="Montserrat2" style:font-size-complex="14pt"/>
    </style:style>
    <style:style style:name="P44" style:family="paragraph" style:parent-style-name="Standard" style:list-style-name="L1">
      <style:paragraph-properties fo:line-height="100%" fo:text-align="start" style:justify-single-word="false" fo:orphans="0" fo:widows="0"/>
      <style:text-properties style:font-name="Montserrat1" fo:font-size="14pt" style:text-underline-style="none" style:font-name-asian="Montserrat2" style:font-size-asian="14pt" style:font-name-complex="Montserrat2" style:font-size-complex="14pt"/>
    </style:style>
    <style:style style:name="P45" style:family="paragraph" style:parent-style-name="Standard" style:list-style-name="L1">
      <style:paragraph-properties fo:line-height="100%" fo:text-align="start" style:justify-single-word="false" fo:orphans="0" fo:widows="0"/>
      <style:text-properties style:font-name="Montserrat1" fo:font-size="14pt" style:text-underline-style="solid" style:text-underline-width="auto" style:text-underline-color="font-color" style:font-name-asian="Montserrat2" style:font-size-asian="14pt" style:font-name-complex="Montserrat2" style:font-size-complex="14pt"/>
    </style:style>
    <style:style style:name="P46" style:family="paragraph" style:parent-style-name="Standard">
      <style:paragraph-properties fo:line-height="100%" fo:text-align="start" style:justify-single-word="false" fo:orphans="0" fo:widows="0"/>
      <style:text-properties style:font-name="Montserrat1" fo:font-size="13pt" style:text-underline-style="none" fo:font-weight="normal" style:font-name-asian="Montserrat2" style:font-size-asian="13pt" style:font-weight-asian="normal" style:font-name-complex="Montserrat2" style:font-size-complex="13pt" style:font-weight-complex="normal"/>
    </style:style>
    <style:style style:name="P47" style:family="paragraph" style:parent-style-name="Standard" style:list-style-name="L1">
      <style:paragraph-properties fo:line-height="100%" fo:text-align="start" style:justify-single-word="false" fo:orphans="0" fo:widows="0"/>
      <style:text-properties style:font-name="Montserrat" fo:font-size="14pt" style:font-name-asian="Montserrat2" style:font-size-asian="14pt" style:font-name-complex="Montserrat2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style:font-size-asian="13pt" style:font-weight-asian="normal" style:font-size-complex="13pt" style:font-weight-complex="normal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style:font-name="Montserrat1"/>
    </style:style>
    <style:style style:name="T5" style:family="text">
      <style:text-properties style:font-name="Montserrat1" fo:font-size="13pt" fo:font-weight="normal" style:font-size-asian="13pt" style:font-weight-asian="normal" style:font-size-complex="13pt" style:font-weight-complex="normal"/>
    </style:style>
    <style:style style:name="T6" style:family="text">
      <style:text-properties style:font-name="Montserrat1" fo:font-size="13pt" style:font-size-asian="13pt" style:font-size-complex="13pt"/>
    </style:style>
    <style:style style:name="T7" style:family="text">
      <style:text-properties style:font-name="Montserrat1" fo:font-size="13pt" style:font-size-asian="13pt" style:font-weight-asian="normal" style:font-size-complex="13pt" style:font-weight-complex="normal"/>
    </style:style>
    <style:style style:name="T8" style:family="text">
      <style:text-properties style:font-name="Montserrat1" fo:font-size="13pt" fo:font-style="normal" style:font-size-asian="13pt" style:font-style-asian="normal" style:font-size-complex="13pt" style:font-style-complex="normal"/>
    </style:style>
    <style:style style:name="T9" style:family="text">
      <style:text-properties style:font-name="Montserrat1" fo:font-size="13pt" fo:font-style="normal" style:text-underline-style="solid" style:text-underline-width="auto" style:text-underline-color="font-color" fo:font-weight="normal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style:font-name="Montserrat1" fo:font-size="13pt" fo:font-style="normal" style:text-underline-style="none" fo:font-weight="normal" style:font-name-asian="Montserrat2" style:font-size-asian="13pt" style:font-style-asian="normal" style:font-weight-asian="normal" style:font-name-complex="Montserrat2" style:font-size-complex="13pt" style:font-style-complex="normal" style:font-weight-complex="normal"/>
    </style:style>
    <style:style style:name="T11" style:family="text">
      <style:text-properties style:font-name="Montserrat1" fo:font-size="13pt" style:text-underline-style="none" style:font-size-asian="13pt" style:font-weight-asian="normal" style:font-size-complex="13pt" style:font-weight-complex="normal"/>
    </style:style>
    <style:style style:name="T12" style:family="text">
      <style:text-properties style:font-name="Montserrat1" fo:font-size="13pt" style:text-underline-style="none" fo:font-weight="bold" style:font-size-asian="13pt" style:font-weight-asian="bold" style:font-size-complex="13pt" style:font-weight-complex="bold"/>
    </style:style>
    <style:style style:name="T13" style:family="text">
      <style:text-properties style:font-name="Montserrat1" fo:font-size="13pt" fo:font-weight="bold" style:font-name-asian="Montserrat2" style:font-size-asian="13pt" style:font-weight-asian="bold" style:font-name-complex="Montserrat2" style:font-size-complex="13pt" style:font-weight-complex="bold"/>
    </style:style>
    <style:style style:name="T14" style:family="text">
      <style:text-properties style:font-name="Montserrat1" fo:font-size="13pt" fo:font-weight="bold" style:font-size-asian="13pt" style:font-weight-asian="bold" style:font-size-complex="13pt" style:font-weight-complex="bold"/>
    </style:style>
    <style:style style:name="T15" style:family="text">
      <style:text-properties style:font-name="Montserrat1" fo:font-size="13pt" style:font-name-asian="Montserrat2" style:font-size-asian="13pt" style:font-name-complex="Montserrat2" style:font-size-complex="13pt"/>
    </style:style>
    <style:style style:name="T16" style:family="text">
      <style:text-properties style:font-name="Montserrat1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Montserrat1" fo:font-size="14pt" style:font-size-asian="14pt" style:font-size-complex="14pt"/>
    </style:style>
    <style:style style:name="T18" style:family="text">
      <style:text-properties style:font-name="Montserrat1" fo:font-size="14pt" style:font-size-asian="14pt" style:font-weight-asian="normal" style:font-size-complex="14pt" style:font-weight-complex="normal"/>
    </style:style>
    <style:style style:name="T19" style:family="text">
      <style:text-properties style:font-name="Montserrat1" fo:font-size="14pt" style:text-underline-style="solid" style:text-underline-width="auto" style:text-underline-color="font-color" fo:font-weight="normal" style:font-name-asian="Montserrat2" style:font-size-asian="14pt" style:font-weight-asian="normal" style:font-name-complex="Montserrat2" style:font-size-complex="14pt" style:font-weight-complex="normal"/>
    </style:style>
    <style:style style:name="T20" style:family="text">
      <style:text-properties style:font-name="Montserrat1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21" style:family="text">
      <style:text-properties style:font-name="Montserrat1" fo:font-size="14pt" style:text-underline-style="solid" style:text-underline-width="auto" style:text-underline-color="font-color" style:font-size-asian="14pt" style:font-size-complex="14pt"/>
    </style:style>
    <style:style style:name="T22" style:family="text">
      <style:text-properties style:font-name="Montserrat1" fo:font-size="14pt" style:text-underline-style="solid" style:text-underline-width="auto" style:text-underline-color="font-color" style:font-size-asian="14pt" style:font-weight-asian="normal" style:font-size-complex="14pt" style:font-weight-complex="normal"/>
    </style:style>
    <style:style style:name="T23" style:family="text">
      <style:text-properties style:font-name="Montserrat1" fo:font-size="14pt" style:text-underline-style="none" style:font-size-asian="14pt" style:font-weight-asian="normal" style:font-size-complex="14pt" style:font-weight-complex="normal"/>
    </style:style>
    <style:style style:name="T24" style:family="text">
      <style:text-properties style:font-name="Montserrat1" fo:font-size="14pt" style:text-underline-style="none" style:font-size-asian="14pt" style:font-size-complex="14pt"/>
    </style:style>
    <style:style style:name="T25" style:family="text">
      <style:text-properties style:font-name="Montserrat1" fo:font-size="14pt" style:text-underline-style="none" fo:font-weight="normal" style:font-name-asian="Montserrat2" style:font-size-asian="14pt" style:font-weight-asian="normal" style:font-name-complex="Montserrat2" style:font-size-complex="14pt" style:font-weight-complex="normal"/>
    </style:style>
    <style:style style:name="T26" style:family="text">
      <style:text-properties style:font-name="Montserrat1" fo:font-size="14pt" style:text-underline-style="none" fo:font-weight="bold" style:font-size-asian="14pt" style:font-weight-asian="bold" style:font-size-complex="14pt" style:font-weight-complex="bold"/>
    </style:style>
    <style:style style:name="T27" style:family="text">
      <style:text-properties style:font-name="Montserrat1" fo:font-size="14pt" fo:font-style="normal" style:text-underline-style="solid" style:text-underline-width="auto" style:text-underline-color="font-color" fo:font-weight="normal" style:font-name-asian="Montserrat2" style:font-size-asian="14pt" style:font-style-asian="normal" style:font-weight-asian="normal" style:font-name-complex="Montserrat2" style:font-size-complex="14pt" style:font-style-complex="normal" style:font-weight-complex="normal"/>
    </style:style>
    <style:style style:name="T28" style:family="text">
      <style:text-properties style:font-name="Montserrat1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style:font-name="Montserrat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30" style:family="text">
      <style:text-properties style:font-name="Montserrat1" fo:font-weight="normal" style:font-weight-asian="normal" style:font-weight-complex="normal"/>
    </style:style>
    <style:style style:name="T31" style:family="text">
      <style:text-properties style:font-name="Montserrat1" style:text-underline-style="solid" style:text-underline-width="auto" style:text-underline-color="font-color"/>
    </style:style>
    <style:style style:name="T32" style:family="text">
      <style:text-properties style:font-name="Montserrat1" fo:font-weight="bold" style:font-weight-asian="bold" style:font-weight-complex="bold"/>
    </style:style>
    <style:style style:name="T33" style:family="text">
      <style:text-properties style:font-name="Montserrat1" style:font-name-asian="Montserrat2" style:font-name-complex="Montserrat2"/>
    </style:style>
    <style:style style:name="T34" style:family="text">
      <style:text-properties style:font-name="Montserrat1" fo:font-size="16pt" fo:font-weight="bold" style:font-size-asian="16pt" style:font-weight-asian="bold" style:font-size-complex="16pt" style:font-weight-complex="bold"/>
    </style:style>
    <style:style style:name="T35" style:family="text">
      <style:text-properties style:font-name="Montserrat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Montserrat1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7" style:family="text">
      <style:text-properties fo:color="#000000" style:font-name="Montserrat1" fo:font-size="13pt" style:text-underline-style="none" style:font-name-asian="Montserrat2" style:font-size-asian="13pt" style:font-name-complex="Montserrat2" style:font-size-complex="13pt"/>
    </style:style>
    <style:style style:name="T38" style:family="text">
      <style:text-properties fo:color="#000000" style:font-name="Montserrat1" fo:font-size="13pt" style:text-underline-style="none" style:font-size-asian="13pt" style:font-size-complex="13pt"/>
    </style:style>
    <style:style style:name="T39" style:family="text">
      <style:text-properties style:font-name-asian="Montserrat2" style:font-name-complex="Montserrat2"/>
    </style:style>
    <style:style style:name="T40" style:family="text">
      <style:text-properties style:text-underline-style="solid" style:text-underline-width="auto" style:text-underline-color="font-color"/>
    </style:style>
    <style:style style:name="T41" style:family="text">
      <style:text-properties style:text-underline-style="none" style:font-name-asian="Montserrat2" style:font-name-complex="Montserrat2"/>
    </style:style>
    <style:style style:name="T42" style:family="text">
      <style:text-properties style:font-weight-asian="normal" style:font-weight-complex="normal"/>
    </style:style>
    <style:style style:name="T43" style:family="text">
      <style:text-properties fo:font-size="14pt" style:text-underline-style="solid" style:text-underline-width="auto" style:text-underline-color="font-color" fo:font-weight="normal" style:font-name-asian="Montserrat2" style:font-size-asian="14pt" style:font-weight-asian="normal" style:font-name-complex="Montserrat2" style:font-size-complex="14pt" style:font-weight-complex="normal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7">Spécifications techniques</text:p>
      <text:p text:style-name="P16">[Menu Marker + Qwenta]</text:p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0">Version</text:p>
          </table:table-cell>
          <table:table-cell table:style-name="Tableau1.A1" office:value-type="string">
            <text:p text:style-name="P30">Auteur</text:p>
          </table:table-cell>
          <table:table-cell table:style-name="Tableau1.A1" office:value-type="string">
            <text:p text:style-name="P27">Date</text:p>
          </table:table-cell>
          <table:table-cell table:style-name="Tableau1.D1" office:value-type="string">
            <text:p text:style-name="P10">Approbation</text:p>
          </table:table-cell>
        </table:table-row>
        <table:table-row>
          <table:table-cell table:style-name="Tableau1.A2" office:value-type="float" office:value="1">
            <text:p text:style-name="P26">1</text:p>
          </table:table-cell>
          <table:table-cell table:style-name="Tableau1.B2" office:value-type="string">
            <text:p text:style-name="P26">Mathieu FENOUIL</text:p>
          </table:table-cell>
          <table:table-cell table:style-name="Tableau1.C2" office:value-type="date" office:date-value="2024-09-19">
            <text:p text:style-name="P26">19/09/24</text:p>
          </table:table-cell>
          <table:table-cell table:style-name="Tableau1.D2" office:value-type="string">
            <text:p text:style-name="P26">Soufiane</text:p>
          </table:table-cell>
        </table:table-row>
      </table:table>
      <text:p text:style-name="P2"/>
      <text:p text:style-name="P39"><text:a xlink:type="simple" xlink:href="#_409jm82qlgst" text:style-name="Index_20_Link" text:visited-style-name="Index_20_Link"><text:span text:style-name="T37">I. Choix technologiques<text:tab/></text:span></text:a><text:span text:style-name="T15">1-13</text:span></text:p>
      <text:p text:style-name="P39"><text:a xlink:type="simple" xlink:href="#_ex0md8td8283" text:style-name="Index_20_Link" text:visited-style-name="Index_20_Link"><text:span text:style-name="T37">II. Liens avec le back-end<text:tab/></text:span></text:a><text:span text:style-name="T37">13</text:span></text:p>
      <text:p text:style-name="P40"><text:a xlink:type="simple" xlink:href="#_a61v3uh5vs19" text:style-name="Index_20_Link" text:visited-style-name="Index_20_Link"><text:span text:style-name="T37">III. Préconisations concernant le domaine et l’hébergement<text:tab/></text:span></text:a><text:span text:style-name="T37">13-14</text:span></text:p>
      <text:p text:style-name="P39"><text:a xlink:type="simple" xlink:href="#_n56najuvb5ys" text:style-name="Index_20_Link" text:visited-style-name="Index_20_Link"><text:span text:style-name="T37">IV. Accessibilité<text:tab/></text:span></text:a><text:span text:style-name="T37">14</text:span></text:p>
      <text:p text:style-name="P39"><text:a xlink:type="simple" xlink:href="#_l80x4g9stizp" text:style-name="Index_20_Link" text:visited-style-name="Index_20_Link"><text:span text:style-name="T37">V. Recommandations en termes de sécurité<text:tab/></text:span></text:a><text:span text:style-name="T37">14-15</text:span></text:p>
      <text:p text:style-name="P38"><text:a xlink:type="simple" xlink:href="#_vbbknpfyus5o" text:style-name="Index_20_Link" text:visited-style-name="Index_20_Link"><text:span text:style-name="T38">VI. Maintenance du site et futures mises à jour<text:tab/></text:span></text:a><text:span text:style-name="T38">15</text:span></text:p>
      <text:p text:style-name="P14"/>
      <text:list xml:id="list1118667440512485500" text:style-name="L1">
        <text:list-item>
          <text:p text:style-name="P42">Choix technologiques</text:p>
          <text:p text:style-name="P47"><text:span text:style-name="T31">React JS :</text:span> <text:s/></text:p>
          <text:list>
            <text:list-header>
              <text:p text:style-name="P43">Utilisé pour développer l'interface utilisateur front-end, grâce à sa flexibilité et ses composants réutilisables. </text:p>
            </text:list-header>
          </text:list>
        </text:list-item>
      </text:list>
      <text:p text:style-name="P17"/>
      <text:p text:style-name="P17"><text:tab/><text:span text:style-name="T40">SASS :</text:span></text:p>
      <text:p text:style-name="P20"><text:tab/><text:tab/>Permet de structurer et de styliser l'application avec plus <text:tab/><text:tab/>de flexibilité pour les styles CSS.</text:p>
      <text:p text:style-name="P8"/>
      <text:p text:style-name="P22">État des lieux des besoins fonctionnels et de leurs solutions techniques :</text:p>
      <text:p text:style-name="P3"><text:tab/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26">Besoin</text:p>
          </table:table-cell>
          <table:table-cell table:style-name="Tableau3.A1" office:value-type="string">
            <text:p text:style-name="P26">Contraintes</text:p>
          </table:table-cell>
          <table:table-cell table:style-name="Tableau3.A1" office:value-type="string">
            <text:p text:style-name="P26">Solution</text:p>
          </table:table-cell>
          <table:table-cell table:style-name="Tableau3.A1" office:value-type="string">
            <text:p text:style-name="P26">Description de la solution</text:p>
          </table:table-cell>
          <table:table-cell table:style-name="Tableau3.E1" office:value-type="string">
            <text:p text:style-name="P26">Justification</text:p>
            <text:p text:style-name="P26">(2 arguments)</text:p>
          </table:table-cell>
        </table:table-row>
        <table:table-row>
          <table:table-cell table:style-name="Tableau3.A2" office:value-type="string">
            <text:p text:style-name="P33"><text:span text:style-name="T39">1. </text:span>Créez le routeur et les différentes pages de l'application </text:p>
          </table:table-cell>
          <table:table-cell table:style-name="Tableau3.A2" office:value-type="string">
            <text:p text:style-name="P31">Chaque page doit être accessible et bien structurée </text:p>
          </table:table-cell>
          <table:table-cell table:style-name="Tableau3.A2" office:value-type="string">
            <text:p text:style-name="P26"><text:span text:style-name="T1">Utiliser </text:span><text:a xlink:type="simple" xlink:href="https://reactrouter.com/en/main" text:style-name="Internet_20_link" text:visited-style-name="Visited_20_Internet_20_Link"><text:span text:style-name="Source_20_Text"><text:span text:style-name="T1">React Router</text:span></text:span></text:a> </text:p>
          </table:table-cell>
          <table:table-cell table:style-name="Tableau3.A2" office:value-type="string">
            <text:p text:style-name="P31">Navigation fluide entre les pages de l'application.</text:p>
          </table:table-cell>
          <table:table-cell table:style-name="Tableau3.E2" office:value-type="string">
            <text:p text:style-name="P31">1. Simplifie la navigation entre les composants. 2. React Router garantit une performance optimale.</text:p>
          </table:table-cell>
        </table:table-row>
        <table:table-row>
          <table:table-cell table:style-name="Tableau3.A2" office:value-type="string">
            <text:p text:style-name="P32">2. Créez la <text:soft-page-break/>page Home</text:p>
          </table:table-cell>
          <table:table-cell table:style-name="Tableau3.A2" office:value-type="string">
            <text:p text:style-name="P31">Page d'accueil <text:soft-page-break/>claire et précise.</text:p>
            <text:p text:style-name="P31">Les bouton « se lance »et « se connecter » se dirigent vers la page Login</text:p>
          </table:table-cell>
          <table:table-cell table:style-name="Tableau3.A2" office:value-type="string">
            <text:p text:style-name="P25"><text:span text:style-name="T6">Utiliser </text:span><text:soft-page-break/><text:span text:style-name="T6">des composants React</text:span> </text:p>
          </table:table-cell>
          <table:table-cell table:style-name="Tableau3.A2" office:value-type="string">
            <text:p text:style-name="P26">Créer une <text:soft-page-break/>page d'accueil avec des informations pertinentes et un bouton de connexion.</text:p>
          </table:table-cell>
          <table:table-cell table:style-name="Tableau3.E2" office:value-type="string">
            <text:p text:style-name="P31">1. Offrir une <text:soft-page-break/>première expérience engageante. 2. Assure la cohérence visuelle du produit.</text:p>
          </table:table-cell>
        </table:table-row>
        <table:table-row>
          <table:table-cell table:style-name="Tableau3.A2" office:value-type="string">
            <text:p text:style-name="P32">3. Créez la page Dashboard</text:p>
          </table:table-cell>
          <table:table-cell table:style-name="Tableau3.A2" office:value-type="string">
            <text:p text:style-name="P34">L'utilisateur doit pouvoir accéder aux différentes parties de son compte (Mes menus, Mon restaurant, Mon compte, etc.).</text:p>
            <text:p text:style-name="P26"/>
          </table:table-cell>
          <table:table-cell table:style-name="Tableau3.A2" office:value-type="string">
            <text:p text:style-name="P41"><text:span text:style-name="T1">Créer un composant </text:span><text:span text:style-name="Strong_20_Emphasis"><text:span text:style-name="T1">Canvas</text:span></text:span><text:span text:style-name="T1"> pour la navigation latérale, avec des liens dynamiques vers chaque section (Mes </text:span><text:span text:style-name="T1">menus, Mon restaurant, Mon </text:span><text:span text:style-name="T1">compte).</text:span></text:p>
            <text:p text:style-name="P26"><text:s/>Utiliser la <text:s/></text:p>
            <text:p text:style-name="P26">technique props</text:p>
          </table:table-cell>
          <table:table-cell table:style-name="Tableau3.A2" office:value-type="string">
            <text:p text:style-name="P41"><text:span text:style-name="T1">Le composant </text:span><text:span text:style-name="Strong_20_Emphasis"><text:span text:style-name="T1">Canvas</text:span></text:span><text:span text:style-name="T1"> reste fixe sur la partie gauche de la page et permet de naviguer entre les différentes sections de l'application </text:span><text:span text:style-name="T1">(Dashboard, Mes menus, etc.).</text:span></text:p>
            <text:p text:style-name="P26"><text:s/></text:p>
          </table:table-cell>
          <table:table-cell table:style-name="Tableau3.E2" office:value-type="string">
            <text:p text:style-name="P34"><text:span text:style-name="T39">1. </text:span>Utiliser un seul composant réutilisable pour la navigation permet d'unifier l'interface et de réduire les répétitions de code. <text:span text:style-name="T39"><text:s/>2. Un </text:span><text:span text:style-name="T39">composant fixe pour la navigation latérale </text:span><text:span text:style-name="T39">améliore la fluidité et permet une meilleure </text:span><text:span text:style-name="T39">navigation entre les différentes sections sans recharger la page. </text:span></text:p>
          </table:table-cell>
        </table:table-row>
        <table:table-row>
          <table:table-cell table:style-name="Tableau3.A2" office:value-type="string">
            <text:p text:style-name="P32">4. Créez la page Login</text:p>
          </table:table-cell>
          <table:table-cell table:style-name="Tableau3.A2" office:value-type="string">
            <text:p text:style-name="P31">Sécurité renforcée, validation d'e-mail, accessibilité, interface simple. <text:s/></text:p>
          </table:table-cell>
          <table:table-cell table:style-name="Tableau3.A2" office:value-type="string">
            <text:p text:style-name="P31">Utiliser un formulaire de connexion simple avec validation d'e-mail (via JWT). </text:p>
          </table:table-cell>
          <table:table-cell table:style-name="Tableau3.A2" office:value-type="string">
            <text:p text:style-name="P31">Créer une interface utilisateur avec un champ e-mail et validation côté client/serveur. Envoyer un e-mail de confirmation pour valider l’identité <text:soft-page-break/>avec un lien JWT sécurisé. <text:s/></text:p>
          </table:table-cell>
          <table:table-cell table:style-name="Tableau3.E2" office:value-type="string">
            <text:p text:style-name="P31">1. Assure une sécurité renforcée avec l'utilisation du JWT pour la validation de l'utilisateur. <text:line-break/>2. Offre une expérience utilisateur fluide et facile d'accès. </text:p>
          </table:table-cell>
        </table:table-row>
        <table:table-row>
          <table:table-cell table:style-name="Tableau3.A2" office:value-type="string">
            <text:p text:style-name="P33"><text:span text:style-name="T39">5. </text:span>Validation de l'identité </text:p>
          </table:table-cell>
          <table:table-cell table:style-name="Tableau3.A2" office:value-type="string">
            <text:p text:style-name="P31">Doit inclure une méthode de vérification d’e-mail avant d’autoriser l’accès. </text:p>
          </table:table-cell>
          <table:table-cell table:style-name="Tableau3.A2" office:value-type="string">
            <text:p text:style-name="P26"><text:span text:style-name="T1">Utiliser </text:span><text:a xlink:type="simple" xlink:href="https://emaillistvalidation.com/blog/harness-the-power-of-jwt-for-email-verification-a-comprehensive-guide/" text:style-name="Internet_20_link" text:visited-style-name="Visited_20_Internet_20_Link"><text:span text:style-name="T1">JWT</text:span></text:a><text:span text:style-name="T1"> pour envoyer un lien de confirmation d’e-mail. </text:span></text:p>
          </table:table-cell>
          <table:table-cell table:style-name="Tableau3.A2" office:value-type="string">
            <text:p text:style-name="P31">Lors de l’inscription ou connexion, un e-mail contenant un lien de validation est envoyé à l’utilisateur. Après validation, l’utilisateur peut accéder à l’application. </text:p>
          </table:table-cell>
          <table:table-cell table:style-name="Tableau3.E2" office:value-type="string">
            <text:p text:style-name="P31">1. Augmente la sécurité en vérifiant l’identité avant de donner accès à l’application. <text:line-break/>2. Évite l'utilisation de mots de passe en limitant les points de vulnérabilité. </text:p>
          </table:table-cell>
        </table:table-row>
        <table:table-row>
          <table:table-cell table:style-name="Tableau3.A2" office:value-type="string">
            <text:p text:style-name="P25"><text:span text:style-name="Strong_20_Emphasis"><text:span text:style-name="T13">6. Retour visuel (état de </text:span></text:span><text:span text:style-name="Strong_20_Emphasis"><text:span text:style-name="T13">progression) </text:span></text:span><text:span text:style-name="T14"><text:s/></text:span></text:p>
          </table:table-cell>
          <table:table-cell table:style-name="Tableau3.A2" office:value-type="string">
            <text:p text:style-name="P34">Doit afficher des icônes et des messages pour informer l'utilisateur des étapes de connexion. </text:p>
          </table:table-cell>
          <table:table-cell table:style-name="Tableau3.A2" office:value-type="string">
            <text:p text:style-name="P26"><text:span text:style-name="T1">Utiliser des icônes de </text:span><text:span text:style-name="T1">progression et des messages de retour </text:span><text:span text:style-name="T1">dans l’interface.</text:span> </text:p>
          </table:table-cell>
          <table:table-cell table:style-name="Tableau3.A2" office:value-type="string">
            <text:p text:style-name="P34">Des icônes de chargement et de validation s’affichent selon l’état de la connexion (en attente, e-mail envoyé, validation réussie, etc.) pour guider visuellement l’utilisateur. </text:p>
          </table:table-cell>
          <table:table-cell table:style-name="Tableau3.E2" office:value-type="string">
            <text:p text:style-name="P31">1. Améliore l’expérience utilisateur en fournissant des informations claires sur l’état de la connexion. <text:line-break/>2. Réduit l’incertitude lors du processus d’authentification. </text:p>
          </table:table-cell>
        </table:table-row>
        <table:table-row>
          <table:table-cell table:style-name="Tableau3.A2" office:value-type="string">
            <text:p text:style-name="P33">7. Gestion des états et redirection </text:p>
          </table:table-cell>
          <table:table-cell table:style-name="Tableau3.A2" office:value-type="string">
            <text:p text:style-name="P34">Doit gérer l’état du formulaire et rediriger l’utilisateur après validation d'e-mail. </text:p>
          </table:table-cell>
          <table:table-cell table:style-name="Tableau3.A2" office:value-type="string">
            <text:p text:style-name="P26"><text:span text:style-name="T1">Utiliser </text:span><text:span text:style-name="Strong_20_Emphasis"><text:span text:style-name="T1">useState</text:span></text:span><text:span text:style-name="T1"> et </text:span><text:span text:style-name="Strong_20_Emphasis"><text:span text:style-name="T1">useEffect</text:span></text:span><text:span text:style-name="T1"> pour la gestion d’états dans React. </text:span></text:p>
          </table:table-cell>
          <table:table-cell table:style-name="Tableau3.A2" office:value-type="string">
            <text:p text:style-name="P25"><text:span text:style-name="Strong_20_Emphasis"><text:span text:style-name="T6">useState</text:span></text:span><text:span text:style-name="T6"> est utilisé pour gérer l'état du formulaire, et </text:span><text:span text:style-name="Strong_20_Emphasis"><text:span text:style-name="T6">useEffect</text:span></text:span><text:span text:style-name="T6"> pour déclencher les actions comme </text:span><text:soft-page-break/><text:span text:style-name="T6">l'envoi du lien de validation ou la redirection après authentification réussie. </text:span></text:p>
          </table:table-cell>
          <table:table-cell table:style-name="Tableau3.E2" office:value-type="string">
            <text:p text:style-name="P31">1. Gère les transitions entre les étapes d’authentification de façon dynamique. <text:line-break/>2. Simplifie la gestion des actions après l’authentificatio<text:soft-page-break/>n comme la redirection vers la page dashboard. </text:p>
          </table:table-cell>
        </table:table-row>
        <table:table-row>
          <table:table-cell table:style-name="Tableau3.A2" office:value-type="string">
            <text:p text:style-name="P33">8. Sécurité des données </text:p>
          </table:table-cell>
          <table:table-cell table:style-name="Tableau3.A2" office:value-type="string">
            <text:p text:style-name="P34">Doit garantir la sécurité des données transmises (e-mail) lors du processus d'authentification. </text:p>
          </table:table-cell>
          <table:table-cell table:style-name="Tableau3.A2" office:value-type="string">
            <text:p text:style-name="P31">Utiliser HTTPS pour les communications et stocker le token JWT de façon sécurisée (localStorage ou sessionStorage). </text:p>
          </table:table-cell>
          <table:table-cell table:style-name="Tableau3.A2" office:value-type="string">
            <text:p text:style-name="P25"><text:span text:style-name="T6">Toutes les données sont transmises via des connexions sécurisées (HTTPS), et les tokens JWT sont stockés dans </text:span><text:span text:style-name="Strong_20_Emphasis"><text:span text:style-name="T6">localStorage</text:span></text:span><text:span text:style-name="T6"> ou </text:span><text:span text:style-name="Strong_20_Emphasis"><text:span text:style-name="T6">sessionStora</text:span></text:span><text:span text:style-name="Strong_20_Emphasis"><text:span text:style-name="T6">ge</text:span></text:span><text:span text:style-name="T6"> de manière sécurisée pour éviter </text:span><text:span text:style-name="T6">les fuites d’informations.</text:span><text:span text:style-name="T1"> </text:span></text:p>
          </table:table-cell>
          <table:table-cell table:style-name="Tableau3.E2" office:value-type="string">
            <text:p text:style-name="P31">1. Garantit la sécurité des données sensibles comme les e-mails. <text:line-break/>2. JWT fournit un moyen sécurisé et fiable d’authentifier les utilisateurs sans mot de passe. </text:p>
          </table:table-cell>
        </table:table-row>
        <table:table-row>
          <table:table-cell table:style-name="Tableau3.A2" office:value-type="string">
            <text:p text:style-name="P33">9. Assistance et accessibilité </text:p>
          </table:table-cell>
          <table:table-cell table:style-name="Tableau3.A2" office:value-type="string">
            <text:p text:style-name="P29"><text:span text:style-name="T1">Doit inclure des messages d'assistance et des options pour ceux ayant des difficultés de connexion.</text:span> </text:p>
          </table:table-cell>
          <table:table-cell table:style-name="Tableau3.A2" office:value-type="string">
            <text:p text:style-name="P31">Ajouter des messages d'aide sous forme de texte, avec des liens directs vers l'assistance. </text:p>
          </table:table-cell>
          <table:table-cell table:style-name="Tableau3.A2" office:value-type="string">
            <text:p text:style-name="P34">Des messages d’aide visibles sont inclus sous les champs de saisie pour guider l'utilisateur. En cas de besoin, un lien “Besoin d’aide” permet de contacter directement l’équipe <text:soft-page-break/>d'assistance via e-mail. </text:p>
          </table:table-cell>
          <table:table-cell table:style-name="Tableau3.E2" office:value-type="string">
            <text:p text:style-name="P31">1. Améliore l’accessibilité en aidant les utilisateurs à résoudre leurs problèmes de connexion. <text:line-break/>2. Offre un support réactif pour résoudre les problèmes rencontrés lors de la connexion. </text:p>
          </table:table-cell>
        </table:table-row>
        <table:table-row>
          <table:table-cell table:style-name="Tableau3.A2" office:value-type="string">
            <text:p text:style-name="P25"><text:span text:style-name="Strong_20_Emphasis"><text:span text:style-name="T17">10. Déconnexion </text:span></text:span></text:p>
          </table:table-cell>
          <table:table-cell table:style-name="Tableau3.A2" office:value-type="string">
            <text:p text:style-name="P26">L'utilisateur doit pouvoir se déconnecter de l'application depuis n'importe quelle page connectée. Le processus doit être rapide et sécurisé. <text:s/></text:p>
          </table:table-cell>
          <table:table-cell table:style-name="Tableau3.A2" office:value-type="string">
            <text:p text:style-name="P24"><text:span text:style-name="T4">Utiliser </text:span><text:span text:style-name="Strong_20_Emphasis"><text:span text:style-name="T4">JWT (JSON Web Token)</text:span></text:span><text:span text:style-name="T4"> et </text:span><text:span text:style-name="Strong_20_Emphasis"><text:span text:style-name="T4">useNavigate</text:span></text:span><text:span text:style-name="T4"> dans React <text:s/></text:span></text:p>
          </table:table-cell>
          <table:table-cell table:style-name="Tableau3.A2" office:value-type="string">
            <text:p text:style-name="P26">Lors de la déconnexion, le token JWT est supprimé du localStorage et l'utilisateur est redirigé vers la page d'accueil grâce à la fonction <text:span text:style-name="Strong_20_Emphasis">useNavigate</text:span>. </text:p>
          </table:table-cell>
          <table:table-cell table:style-name="Tableau3.E2" office:value-type="string">
            <text:p text:style-name="P18">1. <text:span text:style-name="Strong_20_Emphasis">Sécurité</text:span> : La suppression du token garantit que la session de l'utilisateur est fermée de manière sécurisée. 2. <text:span text:style-name="Strong_20_Emphasis">Fluidité</text:span> : La redirection automatique via <text:span text:style-name="Strong_20_Emphasis">useNavigate</text:span> améliore l'expérience utilisateur en simplifiant le processus.</text:p>
            <text:p text:style-name="P26"/>
          </table:table-cell>
        </table:table-row>
        <table:table-row>
          <table:table-cell table:style-name="Tableau3.A2" office:value-type="string">
            <text:p text:style-name="P27">10. Création d'un composant Canvas pour la navigation latérale </text:p>
          </table:table-cell>
          <table:table-cell table:style-name="Tableau3.A2" office:value-type="string">
            <text:p text:style-name="P26">Ce composant doit rester fixe sur toutes les pages et permettre la navigation entre les sections</text:p>
          </table:table-cell>
          <table:table-cell table:style-name="Tableau3.A2" office:value-type="string">
            <text:p text:style-name="P24"><text:span text:style-name="T4">Utiliser </text:span><text:span text:style-name="Strong_20_Emphasis"><text:span text:style-name="T4">React</text:span></text:span><text:span text:style-name="T4"> </text:span><text:span text:style-name="T4">avec un </text:span><text:span text:style-name="Strong_20_Emphasis"><text:span text:style-name="T4">composant réutilisable</text:span></text:span><text:span text:style-name="T4"> </text:span></text:p>
          </table:table-cell>
          <table:table-cell table:style-name="Tableau3.A2" office:value-type="string">
            <text:p text:style-name="P26">Créer un composant React réutilisable pour la navigation entre les sections</text:p>
          </table:table-cell>
          <table:table-cell table:style-name="Tableau3.E2" office:value-type="string">
            <text:p text:style-name="P26">1. Réduction de la redondance en ayant un seul composant réutilisable pour la navigation. 2. Meilleure expérience utilisateur.</text:p>
          </table:table-cell>
        </table:table-row>
        <table:table-row>
          <table:table-cell table:style-name="Tableau3.A2" office:value-type="string">
            <text:p text:style-name="P36"><text:span text:style-name="T33">11. </text:span><text:span text:style-name="T4">Catégorie de plat</text:span> </text:p>
          </table:table-cell>
          <table:table-cell table:style-name="Tableau3.A2" office:value-type="string">
            <text:p text:style-name="P26">L'utilisateur doit pouvoir ajouter une catégorie via un modal </text:p>
          </table:table-cell>
          <table:table-cell table:style-name="Tableau3.A2" office:value-type="string">
            <text:p text:style-name="P24"><text:span text:style-name="T4">Utiliser </text:span><text:a xlink:type="simple" xlink:href="https://reactcommunity.org/react-modal/" text:style-name="Internet_20_link" text:visited-style-name="Visited_20_Internet_20_Link"><text:span text:style-name="Source_20_Text"><text:span text:style-name="T32">react-modal</text:span></text:span></text:a><text:span text:style-name="T4"> </text:span></text:p>
          </table:table-cell>
          <table:table-cell table:style-name="Tableau3.A2" office:value-type="string">
            <text:p text:style-name="P26">Créer un formulaire dynamique dans un modal où l'utilisateur entre le nom de la catégorie <text:s/></text:p>
          </table:table-cell>
          <table:table-cell table:style-name="Tableau3.E2" office:value-type="string">
            <text:p text:style-name="P26">1. Simplifie la gestion des catégories. 2. Améliore l'expérience utilisateur grâce à une interface claire et rapide. </text:p>
          </table:table-cell>
        </table:table-row>
        <text:soft-page-break/>
        <table:table-row>
          <table:table-cell table:style-name="Tableau3.A2" office:value-type="string">
            <text:p text:style-name="P28">12. Valider la catégorie </text:p>
          </table:table-cell>
          <table:table-cell table:style-name="Tableau3.A2" office:value-type="string">
            <text:p text:style-name="P26">Le modal doit permettre de valider la catégorie créée </text:p>
          </table:table-cell>
          <table:table-cell table:style-name="Tableau3.A2" office:value-type="string">
            <text:p text:style-name="P26">Bouton "Valider" dans le modal <text:s/></text:p>
          </table:table-cell>
          <table:table-cell table:style-name="Tableau3.A2" office:value-type="string">
            <text:p text:style-name="P26">Le bouton de validation enregistre la nouvelle catégorie et l'ajoute à la liste de catégories disponibles </text:p>
          </table:table-cell>
          <table:table-cell table:style-name="Tableau3.E2" office:value-type="string">
            <text:p text:style-name="P18">1. Assure la validation immédiate. 2. Permet de vérifier instantanément l'ajout d'une nouvelle catégorie.</text:p>
            <text:p text:style-name="P26"/>
          </table:table-cell>
        </table:table-row>
        <table:table-row>
          <table:table-cell table:style-name="Tableau3.A2" office:value-type="string">
            <text:p text:style-name="P28">13. Création de plat </text:p>
          </table:table-cell>
          <table:table-cell table:style-name="Tableau3.A2" office:value-type="string">
            <text:p text:style-name="P26">L'utilisateur doit pouvoir créer un plat dans une catégorie. <text:s/></text:p>
          </table:table-cell>
          <table:table-cell table:style-name="Tableau3.A2" office:value-type="string">
            <text:p text:style-name="P26">Utiliser une modal réactive pour l'ajout de plat. <text:s/></text:p>
          </table:table-cell>
          <table:table-cell table:style-name="Tableau3.A2" office:value-type="string">
            <text:p text:style-name="P26">L'ajout d'un plat se fait dans une modal avec un formulaire dynamique. </text:p>
          </table:table-cell>
          <table:table-cell table:style-name="Tableau3.E2" office:value-type="string">
            <text:p text:style-name="P26">1. Expérience utilisateur fluide et intuitive. 2. Permet la personnalisation rapide des informations des plats. </text:p>
          </table:table-cell>
        </table:table-row>
        <table:table-row>
          <table:table-cell table:style-name="Tableau3.A2" office:value-type="string">
            <text:p text:style-name="P27"><text:span text:style-name="Strong_20_Emphasis">14. </text:span><text:span text:style-name="Strong_20_Emphasis">Modification </text:span><text:span text:style-name="Strong_20_Emphasis">des informations du plat </text:span><text:s/></text:p>
          </table:table-cell>
          <table:table-cell table:style-name="Tableau3.A2" office:value-type="string">
            <text:p text:style-name="P26">Le restaurateur peut vouloir modifier les informations d'un plat déjà créé. <text:s text:c="2"/></text:p>
          </table:table-cell>
          <table:table-cell table:style-name="Tableau3.A2" office:value-type="string">
            <text:p text:style-name="P26">Permettre la modification en temps réel dans la modal. </text:p>
          </table:table-cell>
          <table:table-cell table:style-name="Tableau3.A2" office:value-type="string">
            <text:p text:style-name="P26">Les informations du plat sont directement modifiables dans la modal, avant validation finale. </text:p>
          </table:table-cell>
          <table:table-cell table:style-name="Tableau3.E2" office:value-type="string">
            <text:p text:style-name="P26">1. Facilité d'accès à la modification sans quitter la page. 2. Réduction des erreurs d'insertion grâce à la prévisualisation. </text:p>
          </table:table-cell>
        </table:table-row>
        <table:table-row>
          <table:table-cell table:style-name="Tableau3.A2" office:value-type="string">
            <text:p text:style-name="P27">15. Gestion des catégories</text:p>
          </table:table-cell>
          <table:table-cell table:style-name="Tableau3.A2" office:value-type="string">
            <text:p text:style-name="P26">L'utilisateur doit pouvoir organiser ses plats par catégories. </text:p>
          </table:table-cell>
          <table:table-cell table:style-name="Tableau3.A2" office:value-type="string">
            <text:p text:style-name="P24"><text:span text:style-name="T4">Intégration d'une gestion de catégories dans l'UI. <text:s/></text:span><text:span text:style-name="Strong_20_Emphasis"><text:span text:style-name="T4">GET /api/menus</text:span></text:span><text:span text:style-name="T4">). </text:span></text:p>
          </table:table-cell>
          <table:table-cell table:style-name="Tableau3.A2" office:value-type="string">
            <text:p text:style-name="P26">Création et sélection de catégories via une interface claire. </text:p>
          </table:table-cell>
          <table:table-cell table:style-name="Tableau3.E2" office:value-type="string">
            <text:p text:style-name="P26">1. Améliore l'organisation des menus. 2. Simplifie l'ajout et la modification des plats. </text:p>
          </table:table-cell>
        </table:table-row>
        <table:table-row>
          <table:table-cell table:style-name="Tableau3.A2" office:value-type="string">
            <text:p text:style-name="P25"><text:span text:style-name="Strong_20_Emphasis"><text:span text:style-name="T17">16. </text:span></text:span><text:soft-page-break/><text:span text:style-name="Strong_20_Emphasis"><text:span text:style-name="T17">Visualisation d'un plat en direct avant l'upload </text:span></text:span><text:span text:style-name="T17"><text:s/></text:span></text:p>
          </table:table-cell>
          <table:table-cell table:style-name="Tableau3.A2" office:value-type="string">
            <text:p text:style-name="P26">Le plat <text:soft-page-break/>(image) doit être prévisualisé avant d'être téléchargé, sans requête serveur immédiate. </text:p>
          </table:table-cell>
          <table:table-cell table:style-name="Tableau3.A2" office:value-type="string">
            <text:p text:style-name="P24"><text:span text:style-name="Strong_20_Emphasis"><text:span text:style-name="T30">Utiliser </text:span></text:span><text:soft-page-break/><text:span text:style-name="Strong_20_Emphasis"><text:span text:style-name="T4">FileReader</text:span></text:span><text:span text:style-name="Strong_20_Emphasis"><text:span text:style-name="T30"> avec </text:span></text:span><text:span text:style-name="Strong_20_Emphasis"><text:span text:style-name="T4">onload</text:span></text:span><text:span text:style-name="Strong_20_Emphasis"><text:span text:style-name="T30"> </text:span></text:span><text:span text:style-name="Strong_20_Emphasis"><text:span text:style-name="T4"><text:s/></text:span></text:span><text:s/></text:p>
          </table:table-cell>
          <table:table-cell table:style-name="Tableau3.A2" office:value-type="string">
            <text:p text:style-name="P26">Utiliser <text:soft-page-break/><text:span text:style-name="Strong_20_Emphasis">FileReader</text:span> pour lire le fichier d'image localement et <text:span text:style-name="Strong_20_Emphasis">onload</text:span> pour afficher l'image dès qu'elle est chargée. Cela permet d'afficher une prévisualisation avant l'envoi du fichier. <text:s/></text:p>
          </table:table-cell>
          <table:table-cell table:style-name="Tableau3.E2" office:value-type="string">
            <text:p text:style-name="P26">1. L'utilisateur <text:soft-page-break/>peut voir le plat dès qu'il le sélectionne sans requête serveur. <text:line-break/>2. Pas besoin d'envoyer l'image au serveur avant validation. </text:p>
          </table:table-cell>
        </table:table-row>
        <table:table-row>
          <table:table-cell table:style-name="Tableau3.A2" office:value-type="string">
            <text:p text:style-name="P25"><text:span text:style-name="Strong_20_Emphasis"><text:span text:style-name="T17">17. Ajout </text:span></text:span><text:span text:style-name="Strong_20_Emphasis"><text:span text:style-name="T17">d'une photo </text:span></text:span><text:span text:style-name="Strong_20_Emphasis"><text:span text:style-name="T17">par l'utilisateur </text:span></text:span></text:p>
          </table:table-cell>
          <table:table-cell table:style-name="Tableau3.A2" office:value-type="string">
            <text:p text:style-name="P26">L'utilisateur doit pouvoir déclencher facilement l'ajout d'une photo via un simple clic. </text:p>
          </table:table-cell>
          <table:table-cell table:style-name="Tableau3.A2" office:value-type="string">
            <text:p text:style-name="P24"><text:span text:style-name="T4">Utiliser </text:span><text:span text:style-name="Strong_20_Emphasis"><text:span text:style-name="Source_20_Text">onclick</text:span></text:span><text:span text:style-name="T4"> </text:span><text:span text:style-name="T4">avec un input file </text:span><text:s/></text:p>
          </table:table-cell>
          <table:table-cell table:style-name="Tableau3.A2" office:value-type="string">
            <text:p text:style-name="P26">L'événement <text:span text:style-name="Strong_20_Emphasis"><text:span text:style-name="Source_20_Text">onclick</text:span></text:span> est déclenché lorsqu'un bouton ou une icône est cliqué. Il ouvre une fenêtre de sélection de fichiers pour permettre à l'utilisateur de choisir une image. </text:p>
          </table:table-cell>
          <table:table-cell table:style-name="Tableau3.E2" office:value-type="string">
            <text:p text:style-name="P26">1. L'<text:span text:style-name="Strong_20_Emphasis"><text:span text:style-name="Source_20_Text">onclick</text:span></text:span> permet à l'utilisateur de lancer l'ajout de la photo facilement avec une interaction familière (un clic). <text:line-break/>2. L'intégration avec un élément <text:span text:style-name="Strong_20_Emphasis">input file</text:span> rend le processus rapide et intuitif. </text:p>
          </table:table-cell>
        </table:table-row>
        <table:table-row>
          <table:table-cell table:style-name="Tableau3.A2" office:value-type="string">
            <text:p text:style-name="P28">18. Visualisation en direct du menu <text:s/></text:p>
          </table:table-cell>
          <table:table-cell table:style-name="Tableau3.A2" office:value-type="string">
            <text:p text:style-name="P26">Mise à jour en temps réel des changements (couleur, <text:soft-page-break/>typographie, contenu) sans rechargement complet. <text:s/></text:p>
          </table:table-cell>
          <table:table-cell table:style-name="Tableau3.A2" office:value-type="string">
            <text:p text:style-name="P24"><text:span text:style-name="T4">Utiliser React avec </text:span><text:span text:style-name="Source_20_Text"><text:span text:style-name="T32">useState</text:span></text:span><text:span text:style-name="T4"> et </text:span><text:soft-page-break/><text:span text:style-name="Source_20_Text"><text:span text:style-name="T32">onChange</text:span></text:span><text:span text:style-name="T4"> pour capturer et rendre les modifications instantanément.</text:span> </text:p>
          </table:table-cell>
          <table:table-cell table:style-name="Tableau3.A2" office:value-type="string">
            <text:p text:style-name="P26">React met à jour automatiquement le DOM via le <text:soft-page-break/>state à chaque modification, ce qui permet un rendu dynamique. <text:s/></text:p>
          </table:table-cell>
          <table:table-cell table:style-name="Tableau3.E2" office:value-type="string">
            <text:p text:style-name="P26">1. Améliore l'expérience utilisateur en offrant une réactivité <text:soft-page-break/>immédiate.<text:line-break/>2. Permet de visualiser en direct les changements sans rechargement. </text:p>
          </table:table-cell>
        </table:table-row>
        <table:table-row>
          <table:table-cell table:style-name="Tableau3.A2" office:value-type="string">
            <text:p text:style-name="P25"><text:span text:style-name="Strong_20_Emphasis"><text:span text:style-name="T17">19. Interaction avec les inputs </text:span></text:span><text:span text:style-name="T17"><text:s/></text:span></text:p>
          </table:table-cell>
          <table:table-cell table:style-name="Tableau3.A2" office:value-type="string">
            <text:p text:style-name="P26">Réagir instantanément aux actions de l’utilisateur (sélection de typographie, couleur). </text:p>
          </table:table-cell>
          <table:table-cell table:style-name="Tableau3.A2" office:value-type="string">
            <text:p text:style-name="P24"><text:span text:style-name="T4">Utiliser </text:span><text:span text:style-name="Source_20_Text"><text:span text:style-name="T32">onChange</text:span></text:span><text:span text:style-name="T4"> pour capturer les interactions avec les inputs et mettre à jour l’état </text:span><text:span text:style-name="T4">correspondant. </text:span></text:p>
          </table:table-cell>
          <table:table-cell table:style-name="Tableau3.A2" office:value-type="string">
            <text:p text:style-name="P26"><text:span text:style-name="Source_20_Text"><text:span text:style-name="T32">onChange</text:span></text:span> permet d’écouter chaque action utilisateur et de mettre à jour le state en conséquence. <text:s text:c="2"/></text:p>
          </table:table-cell>
          <table:table-cell table:style-name="Tableau3.E2" office:value-type="string">
            <text:p text:style-name="P26">1. Garantit que chaque changement est reflété immédiatement.<text:line-break/>2. Maintient une synchronisation constante entre les choix utilisateur et l’aperçu. </text:p>
          </table:table-cell>
        </table:table-row>
        <table:table-row>
          <table:table-cell table:style-name="Tableau3.A2" office:value-type="string">
            <text:p text:style-name="P28">20. Exporter le menu en PDF </text:p>
          </table:table-cell>
          <table:table-cell table:style-name="Tableau3.A2" office:value-type="string">
            <text:p text:style-name="P26">Le fichier PDF doit contenir toutes les informations du menu de manière claire et lisible. </text:p>
          </table:table-cell>
          <table:table-cell table:style-name="Tableau3.A2" office:value-type="string">
            <text:p text:style-name="P24"><text:span text:style-name="T4">Utiliser une </text:span><text:span text:style-name="T4">bibliothèque de génération de PDF comme </text:span><text:span text:style-name="Source_20_Text"><text:span text:style-name="T4">jspdf</text:span></text:span><text:span text:style-name="T4"> ou </text:span><text:span text:style-name="Source_20_Text"><text:span text:style-name="T4">html-pdf</text:span></text:span><text:span text:style-name="T4">.</text:span> </text:p>
          </table:table-cell>
          <table:table-cell table:style-name="Tableau3.A2" office:value-type="string">
            <text:p text:style-name="P26">Créer un fichier PDF basé sur la mise en page du menu créé par l'utilisateur. </text:p>
          </table:table-cell>
          <table:table-cell table:style-name="Tableau3.E2" office:value-type="string">
            <text:p text:style-name="P18">1. Permet de générer un document standard lisible sur toutes les plateformes. 2. Facilite le partage en ligne ou l'impression.</text:p>
            <text:p text:style-name="P26"/>
          </table:table-cell>
        </table:table-row>
        <table:table-row>
          <table:table-cell table:style-name="Tableau3.A2" office:value-type="string">
            <text:p text:style-name="P28">21. Commander l'impression d'un menu</text:p>
          </table:table-cell>
          <table:table-cell table:style-name="Tableau3.A2" office:value-type="string">
            <text:p text:style-name="P26">Le lien doit être visible, ouvrir un nouvel onglet, et rediriger vers le back-office de Qwenta </text:p>
          </table:table-cell>
          <table:table-cell table:style-name="Tableau3.A2" office:value-type="string">
            <text:p text:style-name="P24"><text:span text:style-name="T4">Utiliser un lien HTML avec un attribut </text:span><text:span text:style-name="Source_20_Text"><text:span text:style-name="T4">target="_blank"</text:span></text:span><text:span text:style-name="T4"> pour ouvrir le </text:span><text:soft-page-break/><text:span text:style-name="T4">lien dans un nouvel onglet. Le lien redirige vers une URL préconfigurée du back-office de Qwenta </text:span></text:p>
          </table:table-cell>
          <table:table-cell table:style-name="Tableau3.A2" office:value-type="string">
            <text:p text:style-name="P26">Le lien "Imprimer un menu" est ajouté sur le Dashboard. Lorsqu'un restaurateu<text:soft-page-break/>r clique dessus, il est redirigé vers le back-office pour commander l'impression. </text:p>
          </table:table-cell>
          <table:table-cell table:style-name="Tableau3.E2" office:value-type="string">
            <text:p text:style-name="P18">1. Facilite l'accès rapide à la commande d'impression. 2. Utilisation d'un nouvel onglet pour <text:soft-page-break/>conserver la session du Dashboard ouverte et ne pas perturber l'utilisateur dans sa navigation.</text:p>
            <text:p text:style-name="P18"/>
          </table:table-cell>
        </table:table-row>
        <table:table-row>
          <table:table-cell table:style-name="Tableau3.A2" office:value-type="string">
            <text:p text:style-name="P33">22. Afficher les menus précédemment créés </text:p>
          </table:table-cell>
          <table:table-cell table:style-name="Tableau3.A2" office:value-type="string">
            <text:p text:style-name="P31">L'utilisateur doit voir la date de création de chaque menu. </text:p>
          </table:table-cell>
          <table:table-cell table:style-name="Tableau3.A2" office:value-type="string">
            <text:p text:style-name="P24"><text:span text:style-name="T6">Récupérer les données de menus depuis l'API </text:span><text:span text:style-name="Source_20_Text"><text:span text:style-name="T6">/api/menus/previous</text:span></text:span><text:span text:style-name="T1"> </text:span></text:p>
          </table:table-cell>
          <table:table-cell table:style-name="Tableau3.A2" office:value-type="string">
            <text:p text:style-name="P31">Afficher les informations récupérées, incluant la date de création </text:p>
          </table:table-cell>
          <table:table-cell table:style-name="Tableau3.E2" office:value-type="string">
            <text:p text:style-name="P13">1. Facilite la gestion de menus. 2. Permet de garder une trace des anciennes versions </text:p>
          </table:table-cell>
        </table:table-row>
        <table:table-row>
          <table:table-cell table:style-name="Tableau3.A2" office:value-type="string">
            <text:p text:style-name="P33">23. Modifier un menu précédent </text:p>
          </table:table-cell>
          <table:table-cell table:style-name="Tableau3.A2" office:value-type="string">
            <text:p text:style-name="P31">L'utilisateur doit pouvoir éditer un menu existant. </text:p>
          </table:table-cell>
          <table:table-cell table:style-name="Tableau3.A2" office:value-type="string">
            <text:p text:style-name="P24"><text:span text:style-name="T6">Intégrer </text:span><text:span text:style-name="T6">une fonctionna</text:span><text:span text:style-name="T6">lité de modification sur la </text:span><text:span text:style-name="T6">page "Mes menus"</text:span> </text:p>
          </table:table-cell>
          <table:table-cell table:style-name="Tableau3.A2" office:value-type="string">
            <text:p text:style-name="P26">L'utilisateur clique sur "Modifier" pour ouvrir le menu à éditer </text:p>
          </table:table-cell>
          <table:table-cell table:style-name="Tableau3.E2" office:value-type="string">
            <text:p text:style-name="P18">1. Permet de mettre à jour les menus. 2. Simplifie la gestion sans recréer un nouveau menu </text:p>
          </table:table-cell>
        </table:table-row>
        <table:table-row>
          <table:table-cell table:style-name="Tableau3.A2" office:value-type="string">
            <text:p text:style-name="P33">24. Supprimer un menu précédent </text:p>
          </table:table-cell>
          <table:table-cell table:style-name="Tableau3.A2" office:value-type="string">
            <text:p text:style-name="P31">Permettre à l'utilisateur de supprimer un menu. </text:p>
          </table:table-cell>
          <table:table-cell table:style-name="Tableau3.A2" office:value-type="string">
            <text:p text:style-name="P24"><text:span text:style-name="T4">Ajouter un bouton "Supprimer" lié à une fonction DELETE sur l'API</text:span> </text:p>
          </table:table-cell>
          <table:table-cell table:style-name="Tableau3.A2" office:value-type="string">
            <text:p text:style-name="P26">L'utilisateur peut cliquer sur "Supprimer" pour retirer un menu </text:p>
          </table:table-cell>
          <table:table-cell table:style-name="Tableau3.E2" office:value-type="string">
            <text:p text:style-name="P18">1. Facilite la gestion de menus obsolètes. 2. Garde l'interface organisée </text:p>
          </table:table-cell>
        </table:table-row>
        <table:table-row>
          <table:table-cell table:style-name="Tableau3.A2" office:value-type="string">
            <text:p text:style-name="P33">25. Créer un nouveau menu depuis la même vue </text:p>
          </table:table-cell>
          <table:table-cell table:style-name="Tableau3.A2" office:value-type="string">
            <text:p text:style-name="P31">L'utilisateur doit pouvoir ajouter un nouveau menu. </text:p>
          </table:table-cell>
          <table:table-cell table:style-name="Tableau3.A2" office:value-type="string">
            <text:p text:style-name="P31">Bouton "+ Ajouter un menu" qui redirige vers la création de menu </text:p>
          </table:table-cell>
          <table:table-cell table:style-name="Tableau3.A2" office:value-type="string">
            <text:p text:style-name="P31">L'utilisateur clique pour démarrer la création d'un nouveau menu </text:p>
          </table:table-cell>
          <table:table-cell table:style-name="Tableau3.E2" office:value-type="string">
            <text:p text:style-name="P18">1. Simplifie la création rapide de nouveaux menus. 2. Accélère le processus de <text:soft-page-break/>gestion</text:p>
          </table:table-cell>
        </table:table-row>
        <table:table-row>
          <table:table-cell table:style-name="Tableau3.A2" office:value-type="string">
            <text:p text:style-name="P33">26. Accéder aux mentions légales </text:p>
          </table:table-cell>
          <table:table-cell table:style-name="Tableau3.A2" office:value-type="string">
            <text:p text:style-name="P31">L'internaute doit pouvoir y accéder depuis les pages connectées et déconnectées </text:p>
          </table:table-cell>
          <table:table-cell table:style-name="Tableau3.A2" office:value-type="string">
            <text:p text:style-name="P31">Ajouter un lien vers une modale statique </text:p>
          </table:table-cell>
          <table:table-cell table:style-name="Tableau3.A2" office:value-type="string">
            <text:p text:style-name="P31">Un lien vers les mentions légales est accessible depuis toutes les pages </text:p>
          </table:table-cell>
          <table:table-cell table:style-name="Tableau3.E2" office:value-type="string">
            <text:p text:style-name="P18">1. Assure la conformité légale. 2. Donne accès rapide aux informations réglementaires </text:p>
          </table:table-cell>
        </table:table-row>
        <table:table-row>
          <table:table-cell table:style-name="Tableau3.A2" office:value-type="string">
            <text:p text:style-name="P33">27. Affichage d'une modale </text:p>
          </table:table-cell>
          <table:table-cell table:style-name="Tableau3.A2" office:value-type="string">
            <text:p text:style-name="P31">Le contenu doit être statique et clair, sans possibilité d'interaction </text:p>
          </table:table-cell>
          <table:table-cell table:style-name="Tableau3.A2" office:value-type="string">
            <text:p text:style-name="P31">Créer une modale avec contenu statique </text:p>
          </table:table-cell>
          <table:table-cell table:style-name="Tableau3.A2" office:value-type="string">
            <text:p text:style-name="P31">La modale s'ouvre avec un texte fixe et lisible </text:p>
          </table:table-cell>
          <table:table-cell table:style-name="Tableau3.E2" office:value-type="string">
            <text:p text:style-name="P18">1. Facilite la lecture pour l'utilisateur. 2. Simplifie l'implémentation technique </text:p>
          </table:table-cell>
        </table:table-row>
        <table:table-row>
          <table:table-cell table:style-name="Tableau3.A2" office:value-type="string">
            <text:p text:style-name="P33">28. Affichage de "Tous droits réservés" </text:p>
          </table:table-cell>
          <table:table-cell table:style-name="Tableau3.A2" office:value-type="string">
            <text:p text:style-name="P31">Ce texte doit apparaître sur toutes les pages </text:p>
          </table:table-cell>
          <table:table-cell table:style-name="Tableau3.A2" office:value-type="string">
            <text:p text:style-name="P31">Inclure le texte dans le footer des pages </text:p>
          </table:table-cell>
          <table:table-cell table:style-name="Tableau3.A2" office:value-type="string">
            <text:p text:style-name="P31">"Tous droits réservés" est présent dans le bas de page de l'application </text:p>
          </table:table-cell>
          <table:table-cell table:style-name="Tableau3.E2" office:value-type="string">
            <text:p text:style-name="P18">1. Conforme aux bonnes pratiques légales. 2. Améliore la lisibilité du contenu légal</text:p>
          </table:table-cell>
        </table:table-row>
        <table:table-row>
          <table:table-cell table:style-name="Tableau3.A2" office:value-type="string">
            <text:p text:style-name="P35"><text:span text:style-name="T1">29. </text:span>Accès aux tarifs de MenuMaker </text:p>
          </table:table-cell>
          <table:table-cell table:style-name="Tableau3.A2" office:value-type="string">
            <text:p text:style-name="P31">Le lien doit ouvrir un nouvel onglet </text:p>
          </table:table-cell>
          <table:table-cell table:style-name="Tableau3.A2" office:value-type="string">
            <text:p text:style-name="P31">Créer un lien vers les tarifs avec la logique d'URL définie et ouvrir un nouvel onglet </text:p>
          </table:table-cell>
          <table:table-cell table:style-name="Tableau3.A2" office:value-type="string">
            <text:p text:style-name="P31">L'utilisateur clique sur l'onglet "Tarifs", qui ouvre une nouvelle page avec les tarifs. </text:p>
          </table:table-cell>
          <table:table-cell table:style-name="Tableau3.E2" office:value-type="string">
            <text:p text:style-name="P18">1. Fournit un accès direct et rapide aux tarifs <text:line-break/>2. Meilleure gestion de l'information pour l'utilisateur </text:p>
          </table:table-cell>
        </table:table-row>
        <table:table-row>
          <table:table-cell table:style-name="Tableau3.A2" office:value-type="string">
            <text:p text:style-name="P33">30. Améliorations possibles : afficher les tarifs directement dans l’application MenuMaker </text:p>
          </table:table-cell>
          <table:table-cell table:style-name="Tableau3.A2" office:value-type="string">
            <text:p text:style-name="P31">Doit être synchronisé avec la page des tarifs déjà existante de Qwenta </text:p>
          </table:table-cell>
          <table:table-cell table:style-name="Tableau3.A2" office:value-type="string">
            <text:p text:style-name="P31">Intégrer le module de tarification directement dans MenuMaker au lieu d’ouvrir un nouvel onglet. </text:p>
          </table:table-cell>
          <table:table-cell table:style-name="Tableau3.A2" office:value-type="string">
            <text:p text:style-name="P31">Les tarifs sont visibles directement dans l’interface de MenuMaker. </text:p>
          </table:table-cell>
          <table:table-cell table:style-name="Tableau3.E2" office:value-type="string">
            <text:p text:style-name="P18">1. Offre une expérience utilisateur plus fluide <text:line-break/>2. Évite des redirections et des ouvertures de nouvelles fenêtres </text:p>
          </table:table-cell>
        </table:table-row>
        <table:table-row>
          <table:table-cell table:style-name="Tableau3.A2" office:value-type="string">
            <text:p text:style-name="P35"><text:span text:style-name="T1">31. </text:span>Exporter le menu en un clic <text:soft-page-break/>vers Deliveroo </text:p>
          </table:table-cell>
          <table:table-cell table:style-name="Tableau3.A2" office:value-type="string">
            <text:p text:style-name="P31">L’utilisateur doit être <text:soft-page-break/>redirigé vers Deliveroo avec les informations de menu prêtes à l’emploi </text:p>
          </table:table-cell>
          <table:table-cell table:style-name="Tableau3.A2" office:value-type="string">
            <text:p text:style-name="P31">Utiliser l’API de <text:soft-page-break/>Deliveroo pour l'intégration </text:p>
          </table:table-cell>
          <table:table-cell table:style-name="Tableau3.A2" office:value-type="string">
            <text:p text:style-name="P31">Créer une connexion <text:soft-page-break/>avec l’API Deliveroo afin de permettre aux utilisateurs d'envoyer leur menu directement vers leur plateforme en ligne </text:p>
          </table:table-cell>
          <table:table-cell table:style-name="Tableau3.E2" office:value-type="string">
            <text:p text:style-name="P18">1. Permet aux restaurateurs <text:soft-page-break/>de gérer leurs menus en ligne 2. Améliore l'intégration avec les services de livraison </text:p>
          </table:table-cell>
        </table:table-row>
        <table:table-row>
          <table:table-cell table:style-name="Tableau3.A2" office:value-type="string">
            <text:p text:style-name="P35">32. Afficher le bouton "Diffuser sur Deliveroo" </text:p>
          </table:table-cell>
          <table:table-cell table:style-name="Tableau3.A2" office:value-type="string">
            <text:p text:style-name="P31">Doit être visible dans la catégorie "Exportez et diffusez" </text:p>
          </table:table-cell>
          <table:table-cell table:style-name="Tableau3.A2" office:value-type="string">
            <text:p text:style-name="P31">Intégrer un bouton dans l'interface de gestion de menu </text:p>
          </table:table-cell>
          <table:table-cell table:style-name="Tableau3.A2" office:value-type="string">
            <text:p text:style-name="P31">Le bouton apparaît dans la section des options d’exportation de menu et redirige l’utilisateur sur l'application Deliveroo après clic </text:p>
          </table:table-cell>
          <table:table-cell table:style-name="Tableau3.E2" office:value-type="string">
            <text:p text:style-name="P18">1. Interface utilisateur intuitive et simple 2. L’automatisation de l’exportation facilite le processus pour l'utilisateur</text:p>
            <text:p text:style-name="P18"/>
          </table:table-cell>
        </table:table-row>
        <table:table-row>
          <table:table-cell table:style-name="Tableau3.A2" office:value-type="string">
            <text:p text:style-name="P33">33. Partager un menu sur Instagram </text:p>
          </table:table-cell>
          <table:table-cell table:style-name="Tableau3.A2" office:value-type="string">
            <text:p text:style-name="P31">Doit être simple à utiliser et générer une image adaptée au format Instagram (carré). </text:p>
          </table:table-cell>
          <table:table-cell table:style-name="Tableau3.A2" office:value-type="string">
            <text:p text:style-name="P31">Utilisation de l'API Instagram ou d'une bibliothèque de génération d'images (sharp.js, canvas) </text:p>
          </table:table-cell>
          <table:table-cell table:style-name="Tableau3.A2" office:value-type="string">
            <text:p text:style-name="P31">L'API génère une image carrée et redirige l'utilisateur vers son compte Instagram pour publier le menu. </text:p>
          </table:table-cell>
          <table:table-cell table:style-name="Tableau3.E2" office:value-type="string">
            <text:p text:style-name="P18">1. Simplifie le partage sur une plateforme populaire. 2. Optimise la visualisation avec un format adapté (carré). </text:p>
          </table:table-cell>
        </table:table-row>
        <table:table-row>
          <table:table-cell table:style-name="Tableau3.A2" office:value-type="string">
            <text:p text:style-name="P33">34. Redirection de l’utilisateur vers Instagram </text:p>
          </table:table-cell>
          <table:table-cell table:style-name="Tableau3.A2" office:value-type="string">
            <text:p text:style-name="P31">Doit rediriger automatiquement avec les images carrées générées des menus. </text:p>
          </table:table-cell>
          <table:table-cell table:style-name="Tableau3.A2" office:value-type="string">
            <text:p text:style-name="P31">Utilisation de useNavigate pour la redirection après la génération des images </text:p>
          </table:table-cell>
          <table:table-cell table:style-name="Tableau3.A2" office:value-type="string">
            <text:p text:style-name="P31">Crée une redirection dynamique après la génération des images via l'API Instagram. </text:p>
          </table:table-cell>
          <table:table-cell table:style-name="Tableau3.E2" office:value-type="string">
            <text:p text:style-name="P18">1. Assure une continuité fluide de l'expérience utilisateur. 2. Simplifie le processus en une seule action intuitive.</text:p>
            <text:p text:style-name="P18"><text:soft-page-break/></text:p>
          </table:table-cell>
        </table:table-row>
        <table:table-row>
          <table:table-cell table:style-name="Tableau3.A2" office:value-type="string">
            <text:p text:style-name="P33">35. Modifier les informations utilisateur </text:p>
          </table:table-cell>
          <table:table-cell table:style-name="Tableau3.A2" office:value-type="string">
            <text:p text:style-name="P31">L'utilisateur doit pouvoir ajouter plusieurs adresses e-mail et modifier l'e-mail principal. </text:p>
          </table:table-cell>
          <table:table-cell table:style-name="Tableau3.A2" office:value-type="string">
            <text:p text:style-name="P31">Utiliser Mongoose pour la gestion des utilisateurs et des champs d'e-mail. </text:p>
          </table:table-cell>
          <table:table-cell table:style-name="Tableau3.A2" office:value-type="string">
            <text:p text:style-name="P31">Intégrer un modèle d'utilisateur avec des champs multiples pour les e-mails, dont l'un est marqué comme "principal". </text:p>
          </table:table-cell>
          <table:table-cell table:style-name="Tableau3.E2" office:value-type="string">
            <text:p text:style-name="P18">1. Permet une flexibilité pour l'utilisateur. 2. Facilite la gestion des notifications et des options de récupération de compte. </text:p>
          </table:table-cell>
        </table:table-row>
        <table:table-row>
          <table:table-cell table:style-name="Tableau3.A2" office:value-type="string">
            <text:p text:style-name="P33">36. Modifier l'e-mail principal </text:p>
          </table:table-cell>
          <table:table-cell table:style-name="Tableau3.A2" office:value-type="string">
            <text:p text:style-name="P31">L'e-mail principal doit pouvoir être changé facilement et en toute sécurité. </text:p>
          </table:table-cell>
          <table:table-cell table:style-name="Tableau3.A2" office:value-type="string">
            <text:p text:style-name="P31">Utiliser des méthodes de validation pour vérifier la modification de l'e-mail principal. </text:p>
          </table:table-cell>
          <table:table-cell table:style-name="Tableau3.A2" office:value-type="string">
            <text:p text:style-name="P31">Mettre en place une vérification via un lien de confirmation pour valider les changements d'e-mail. </text:p>
          </table:table-cell>
          <table:table-cell table:style-name="Tableau3.E2" office:value-type="string">
            <text:p text:style-name="P18">1. Assure la sécurité de l'utilisateur en vérifiant les modifications sensibles. 2. Empêche les erreurs de changement non désiré.</text:p>
            <text:p text:style-name="P18"/>
          </table:table-cell>
        </table:table-row>
        <table:table-row>
          <table:table-cell table:style-name="Tableau3.A2" office:value-type="string">
            <text:p text:style-name="P33">37. Créer/modifier/supprimer un logo </text:p>
          </table:table-cell>
          <table:table-cell table:style-name="Tableau3.A2" office:value-type="string">
            <text:p text:style-name="P31">Le restaurateur doit pouvoir ajouter et supprimer son logo facilement. </text:p>
          </table:table-cell>
          <table:table-cell table:style-name="Tableau3.A2" office:value-type="string">
            <text:p text:style-name="P31">Utiliser un champ de téléchargement de fichier et un pré-visualiseur pour les logos. </text:p>
          </table:table-cell>
          <table:table-cell table:style-name="Tableau3.A2" office:value-type="string">
            <text:p text:style-name="P31">Créer une interface avec un bouton pour ajouter/modifier le logo, utilisant FileReader pour la prévisualisation du fichier. </text:p>
          </table:table-cell>
          <table:table-cell table:style-name="Tableau3.E2" office:value-type="string">
            <text:p text:style-name="P18">1. Permet à l’utilisateur de visualiser les changements en direct. 2. Facilite la personnalisation du branding visuel du restaurant. </text:p>
          </table:table-cell>
        </table:table-row>
        <table:table-row>
          <table:table-cell table:style-name="Tableau3.A2" office:value-type="string">
            <text:p text:style-name="P33">38. Choisir des couleurs de base </text:p>
          </table:table-cell>
          <table:table-cell table:style-name="Tableau3.A2" office:value-type="string">
            <text:p text:style-name="P31">Les couleurs doivent être modifiables pour s’adapter à l’identité visuelle. </text:p>
          </table:table-cell>
          <table:table-cell table:style-name="Tableau3.A2" office:value-type="string">
            <text:p text:style-name="P31">Utiliser un sélecteur de couleurs et sauvegarder les choix dans la base de <text:soft-page-break/>données. </text:p>
          </table:table-cell>
          <table:table-cell table:style-name="Tableau3.A2" office:value-type="string">
            <text:p text:style-name="P31">Intégrer un color picker dans l'interface qui permet au restaurateur de choisir ses couleurs <text:soft-page-break/>de base et de les appliquer au menu. </text:p>
          </table:table-cell>
          <table:table-cell table:style-name="Tableau3.E2" office:value-type="string">
            <text:p text:style-name="P18">1. Améliore la cohérence visuelle du menu. 2. Offre une personnalisation adaptée à l'image du <text:soft-page-break/>restaurant.</text:p>
            <text:p text:style-name="P18"/>
          </table:table-cell>
        </table:table-row>
      </table:table>
      <text:p text:style-name="P2"><text:tab/></text:p>
      <text:p text:style-name="P6">II. Liens avec le back-end</text:p>
      <text:p text:style-name="P15"><text:span text:style-name="T39"><text:s text:c="5"/></text:span><text:span text:style-name="T3"><text:s/></text:span><text:span text:style-name="T43">NodeJS :</text:span></text:p>
      <text:list xml:id="list30633376" text:continue-numbering="true" text:style-name="L1">
        <text:list-item>
          <text:list>
            <text:list-header>
              <text:p text:style-name="P44">Gère le back-end de l'application avec des API non bloquantes, permettant une gestion efficace des requêtes. </text:p>
            </text:list-header>
          </text:list>
        </text:list-item>
      </text:list>
      <text:p text:style-name="P20"/>
      <text:p text:style-name="P20"><text:tab/><text:span text:style-name="T40">Express :</text:span></text:p>
      <text:p text:style-name="P19"><text:span text:style-name="T41"><text:tab/><text:tab/></text:span>Un framework minimaliste pour Node.js qui permet de <text:tab/><text:tab/><text:tab/>créer des routes et de gérer les requêtes HTTP facilement. <text:tab/><text:tab/>Express est souvent utilisé avec Node.js pour structurer <text:tab/><text:tab/>les applications web et API avec un minimum de <text:tab/><text:tab/><text:tab/><text:tab/>configuration.</text:p>
      <text:p text:style-name="P20"/>
      <text:list xml:id="list30642274" text:continue-numbering="true" text:style-name="L1">
        <text:list-header>
          <text:p text:style-name="P45">Mongoose :</text:p>
        </text:list-header>
      </text:list>
      <text:p text:style-name="P46"><text:tab/><text:tab/>Fournit une structure pour gérer les données dans MongoDB, <text:tab/><text:tab/>simplifiant les opérations CRUD. </text:p>
      <text:p text:style-name="P9"/>
      <text:p text:style-name="P5">III. Préconisations concernant le domaine et l'hébergement</text:p>
      <text:p text:style-name="P4"><text:span text:style-name="T6"><text:tab/></text:span><text:span text:style-name="T21">Hostinger :</text:span><text:span text:style-name="T6"> </text:span></text:p>
      <text:p text:style-name="P4"><text:span text:style-name="T16"><text:tab/><text:tab/></text:span><text:span text:style-name="T6">Utiliser un service comme </text:span><text:span text:style-name="Strong_20_Emphasis"><text:span text:style-name="T6">Hostinger</text:span></text:span><text:span text:style-name="T6"> pour l’hébergement est <text:tab/><text:tab/>une solution adaptée pour les petits à moyens projets. Il offre <text:tab/><text:tab/>une interface simple pour configurer les domaines, les DNS et <text:tab/><text:tab/>les bases de données. </text:span></text:p>
      <text:p text:style-name="P9"><text:tab/> </text:p>
      <text:p text:style-name="P4"><text:span text:style-name="T6"><text:tab/></text:span><text:span text:style-name="Strong_20_Emphasis"><text:span text:style-name="T20">Nom de domaine</text:span></text:span><text:span text:style-name="T20"> :</text:span> </text:p>
      <text:p text:style-name="P4"><text:tab/><text:tab/><text:span text:style-name="T6">Acheter un nom de domaine dédié renforce la crédibilité et <text:tab/><text:tab/><text:tab/>facilite l’accès à ton site.</text:span> </text:p>
      <text:p text:style-name="P4"/>
      <text:p text:style-name="P4"><text:tab/><text:span text:style-name="T21">Configuration des DNS :</text:span></text:p>
      <text:p text:style-name="P4"><text:span text:style-name="T24"><text:tab/><text:tab/></text:span><text:span text:style-name="T6">La configuration des </text:span><text:span text:style-name="Strong_20_Emphasis"><text:span text:style-name="T6">DNS</text:span></text:span><text:span text:style-name="T6"> pour rediriger les utilisateurs vers le <text:tab/><text:tab/>bon serveur est cruciale. Les préconisations sur l’ajustement <text:tab/><text:tab/>des DNS sur Hostinger sont correctes. Une fois que tu as ton <text:tab/><text:tab/>domaine, il est essentiel que les </text:span><text:span text:style-name="Strong_20_Emphasis"><text:span text:style-name="T6">DNS</text:span></text:span><text:span text:style-name="T6"> pointent vers le serveur </text:span><text:span text:style-name="T6"><text:tab/><text:tab/>où l'application est hébergée.</text:span><text:span text:style-name="T17"> </text:span></text:p>
      <text:p text:style-name="P19"/>
      <text:p text:style-name="P4"><text:span text:style-name="T17"><text:tab/></text:span><text:span text:style-name="T21">Connexion MongoDB Atlas à Node.js :</text:span></text:p>
      <text:p text:style-name="P4"><text:span text:style-name="T24"><text:tab/><text:tab/></text:span><text:span text:style-name="T6">Les préconisations indiquent la configuration de la <text:tab/><text:tab/><text:tab/><text:tab/>connexion entre MongoDB Atlas et ton serveur Hostinger <text:tab/><text:tab/><text:tab/>via </text:span><text:span text:style-name="Strong_20_Emphasis"><text:span text:style-name="T6">Node.js</text:span></text:span><text:span text:style-name="T6">. C’est une bonne pratique, car MongoDB Atlas <text:tab/></text:span><text:span text:style-name="T6"><text:tab/><text:tab/>fournit des clusters accessibles par API et sécurisés. Cela <text:tab/></text:span><text:soft-page-break/><text:span text:style-name="T6"><text:tab/><text:tab/>garantit une haute disponibilité et une évolutivité de la <text:tab/><text:tab/><text:tab/>base de données. </text:span></text:p>
      <text:p text:style-name="P4"/>
      <text:p text:style-name="P5">IV. Accessibilité</text:p>
      <text:p text:style-name="P9"><text:tab/><text:span text:style-name="T1">Compatibilité navigateur : dernières versions de Chrome, Safari, <text:tab/>Explorer.</text:span></text:p>
      <text:p text:style-name="P11"/>
      <text:p text:style-name="P11"><text:tab/>Types d'appareils : Uniquement Desktop.</text:p>
      <text:p text:style-name="P11"/>
      <text:p text:style-name="P4"><text:span text:style-name="T5"><text:tab/></text:span><text:span text:style-name="T22">Lighthouse :</text:span></text:p>
      <text:p text:style-name="P4"><text:span text:style-name="T23"><text:tab/><text:tab/></text:span><text:a xlink:type="simple" xlink:href="https://developer.chrome.com/docs/lighthouse/overview/?utm_source=bdmtools&amp;utm_medium=siteweb&amp;utm_campaign=lighthouse" text:style-name="Internet_20_link" text:visited-style-name="Visited_20_Internet_20_Link"><text:span text:style-name="T12">Lighthouse</text:span></text:a><text:span text:style-name="T11"> vérifie un ensemble de bonnes pratiques en <text:tab/><text:tab/><text:tab/>matière d'accessibilité, comme la gestion des contrastes de <text:tab/><text:tab/>couleurs, l'accessibilité des formulaires</text:span><text:span text:style-name="T23">.</text:span><text:span text:style-name="T42"> </text:span></text:p>
      <text:p text:style-name="P23"/>
      <text:p text:style-name="P4"><text:span text:style-name="T42"><text:tab/></text:span><text:span text:style-name="T22">Wave :</text:span></text:p>
      <text:p text:style-name="P4"><text:span text:style-name="T23"><text:tab/><text:tab/></text:span><text:a xlink:type="simple" xlink:href="https://wave.webaim.org/extension/" text:style-name="Internet_20_link" text:visited-style-name="Visited_20_Internet_20_Link"><text:span text:style-name="Strong_20_Emphasis"><text:span text:style-name="T6">Wave</text:span></text:span></text:a><text:span text:style-name="T7"> est un outil permettant de détecter les erreurs <text:tab/><text:tab/></text:span><text:span text:style-name="T7"><text:tab/><text:tab/>d'accessibilité dans le code HTML, notamment sur les <text:tab/><text:tab/><text:tab/><text:tab/>balises ARIA, les descriptions d'images (attributs </text:span><text:span text:style-name="Source_20_Text"><text:span text:style-name="T2">alt</text:span></text:span><text:span text:style-name="T7">), et les </text:span><text:span text:style-name="T7"><text:tab/><text:tab/>éléments interactifs comme les boutons ou les liens.</text:span><text:span text:style-name="T18"> </text:span></text:p>
      <text:p text:style-name="P21"/>
      <text:p text:style-name="P5">V. Recommandations en termes de sécurité</text:p>
      <text:p text:style-name="P4"><text:span text:style-name="T16"><text:tab/></text:span><text:span text:style-name="T34">Dépendances nécessaires :</text:span></text:p>
      <text:p text:style-name="P4"><text:span text:style-name="T16"><text:tab/></text:span><text:span text:style-name="T19">Jsonwebtoken :</text:span></text:p>
      <text:p text:style-name="P4"><text:span text:style-name="T25"><text:tab/><text:tab/></text:span><text:span text:style-name="T5">Générer des tokens sécurisés avec </text:span><text:a xlink:type="simple" xlink:href="https://www.npmjs.com/package/jsonwebtoken" text:style-name="Internet_20_link" text:visited-style-name="Visited_20_Internet_20_Link"><text:span text:style-name="Strong_20_Emphasis"><text:span text:style-name="T6">jsonwebtoken</text:span></text:span></text:a><text:span text:style-name="T5"> est utile <text:tab/><text:tab/><text:tab/>pour <text:tab/>l'authentification. Il permet de créer des sessions sans <text:tab/><text:tab/>avoir à stocker d’informations sensibles sur le serveur. <text:tab/></text:span><text:span text:style-name="T5"><text:tab/><text:tab/>S’assurer que les tokens sont correctement signés avec une <text:tab/><text:tab/>clé secrète forte et qu’ils expirent après un délai raisonnable.</text:span><text:span text:style-name="T16"> </text:span></text:p>
      <text:p text:style-name="P12"><text:tab/></text:p>
      <text:p text:style-name="P4"><text:span text:style-name="T10"><text:tab/></text:span><text:span text:style-name="T27">Nodemailer :</text:span></text:p>
      <text:p text:style-name="P4"><text:span text:style-name="T8"><text:tab/><text:tab/>Utiliser </text:span><text:a xlink:type="simple" xlink:href="https://www.w3schools.com/nodejs/nodejs_email.asp" text:style-name="Internet_20_link" text:visited-style-name="Visited_20_Internet_20_Link"><text:span text:style-name="Strong_20_Emphasis"><text:span text:style-name="T8">Nodemailer</text:span></text:span></text:a><text:span text:style-name="T8"> pour l’envoi des emails de confirmation <text:tab/><text:tab/>car il permet de gérer les emails transactionnels tels que les <text:tab/><text:tab/>confirmations de compte. </text:span></text:p>
      <text:p text:style-name="P12"/>
      <text:p text:style-name="P4"><text:span text:style-name="T8"><text:tab/></text:span><text:span text:style-name="T35">Processus d'inscription et de connexion :</text:span></text:p>
      <text:p text:style-name="P4"><text:span text:style-name="T35"><text:tab/></text:span><text:span text:style-name="Strong_20_Emphasis"><text:span text:style-name="T28">Inscription avec un email de confirmation et un token JWT</text:span></text:span><text:span text:style-name="T28"> :</text:span><text:span text:style-name="T35"> </text:span></text:p>
      <text:p text:style-name="P4"><text:span text:style-name="T36"><text:tab/><text:tab/></text:span><text:span text:style-name="T8">Envoyer un email de confirmation lors de l'inscription et <text:tab/></text:span><text:span text:style-name="T8"><text:tab/><text:tab/>inclure un token JWT est une excellente méthode pour garantir <text:tab/><text:tab/>que seuls les utilisateurs ayant validé leur adresse email <text:tab/><text:tab/><text:tab/>peuvent se connecter. Cela protège contre les inscriptions <text:tab/><text:tab/><text:tab/>avec des adresses email invalides ou malveillantes. </text:span></text:p>
      <text:p text:style-name="P12"/>
      <text:p text:style-name="P4"><text:span text:style-name="T8"><text:tab/></text:span><text:span text:style-name="Strong_20_Emphasis"><text:span text:style-name="T28">Vérification via lien dans l'email</text:span></text:span><text:span text:style-name="T28"> :</text:span><text:span text:style-name="T8"> </text:span></text:p>
      <text:p text:style-name="P12"><text:tab/><text:tab/>Lorsque l’utilisateur clique sur le lien de confirmation, son <text:tab/><text:soft-page-break/><text:tab/><text:tab/>compte est activé. Cela permet de vérifier que l'adresse email <text:tab/><text:tab/>appartient bien à la personne qui s'inscrit. </text:p>
      <text:p text:style-name="P12"/>
      <text:p text:style-name="P4"><text:span text:style-name="T8"><text:tab/></text:span><text:span text:style-name="Strong_20_Emphasis"><text:span text:style-name="T9">Connexion uniquement après confirmation de l’email</text:span></text:span><text:span text:style-name="T9"> :</text:span><text:span text:style-name="T8"> </text:span></text:p>
      <text:p text:style-name="P12"><text:tab/><text:tab/>Cette règle renforce la sécurité en s'assurant que l'utilisateur <text:tab/><text:tab/>a bien validé son adresse avant de pouvoir accéder aux <text:tab/><text:tab/><text:tab/>services. Cela réduit les risques de faux comptes ou de spam. </text:p>
      <text:p text:style-name="P12"/>
      <text:p text:style-name="P7">VI. Maintenance du site et futures mises à jour</text:p>
      <text:p text:style-name="P4"><text:span text:style-name="T29"><text:tab/></text:span><text:span text:style-name="T26">Mises à jour des dépendances :</text:span></text:p>
      <text:p text:style-name="P4"><text:span text:style-name="T24"><text:tab/></text:span><text:span text:style-name="T6">Mettre à jour les dépendances critiques (surtout celles liées à la <text:tab/>sécurité, comme </text:span><text:span text:style-name="Source_20_Text"><text:span text:style-name="T1">jsonwebtoken</text:span></text:span><text:span text:style-name="T6"> et </text:span><text:span text:style-name="Source_20_Text"><text:span text:style-name="T1">bcrypt</text:span></text:span><text:span text:style-name="T6">) pour bénéficier <text:tab/>des <text:tab/>derniers correctifs. Un suivi attentif des versions et des <text:tab/>changements de fonctionnalités (changelog) est important <text:tab/>pour <text:tab/>éviter les confli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Inter" svg:font-family="Inter"/>
    <style:font-face style:name="Montserrat1" svg:font-family="Montserrat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ontserrat" svg:font-family="Montserrat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Bahnschrift Condensed" svg:font-family="'Bahnschrift Condensed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Montserrat2" svg:font-family="Montserrat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3T16:36:38.30</meta:creation-date>
    <dc:date>2024-09-19T10:37:51.61</dc:date>
    <meta:editing-duration>PT22H17M5S</meta:editing-duration>
    <meta:editing-cycles>28</meta:editing-cycles>
    <meta:generator>OpenOffice/4.1.13$Win32 OpenOffice.org_project/4113m1$Build-9810</meta:generator>
    <meta:document-statistic meta:table-count="2" meta:image-count="0" meta:object-count="0" meta:page-count="15" meta:paragraph-count="270" meta:word-count="3166" meta:character-count="21440"/>
  </office:meta>
</office:document-meta>
</file>